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_graficos_1_wordpress" table:style-name="ta1">
        <table:shapes>
          <draw:frame draw:z-index="0" draw:style-name="gr1" draw:text-style-name="P1" svg:width="15.997cm" svg:height="9.004cm" svg:x="0.001cm" svg:y="0cm">
            <draw:object draw:notify-on-update-of-ranges="planilhas_wordpress_1_instancias.G29:planilhas_wordpress_1_instancias.G31 planilhas_wordpress_1_instancias.H28:planilhas_wordpress_1_instancias.H28 planilhas_wordpress_1_instancias.H29:planilhas_wordpress_1_instancias.H31 planilhas_wordpress_1_instancias.I28:planilhas_wordpress_1_instancias.I28 planilhas_wordpress_1_instancias.I29:planilhas_wordpress_1_instancias.I31 planilhas_wordpress_1_instancias.J28:planilhas_wordpress_1_instancias.J28 planilhas_wordpress_1_instancias.J29:planilhas_wordpress_1_instancias.J31 planilhas_wordpress_1_instancias.K28:planilhas_wordpress_1_instancias.K28 planilhas_wordpress_1_instancias.K29:planilhas_wordpress_1_instancias.K31 planilhas_wordpress_1_instancias.L28:planilhas_wordpress_1_instancias.L28 planilhas_wordpress_1_instancias.L29:planilhas_wordpress_1_instancias.L31 planilhas_wordpress_1_instancias.M28:planilhas_wordpress_1_instancias.M28 planilhas_wordpress_1_instancias.M29:planilhas_wordpress_1_instancias.M31 planilhas_wordpress_1_instancias.N28:planilhas_wordpress_1_instancias.N28 planilhas_wordpress_1_instancias.N29:planilhas_wordpress_1_instancias.N31 planilhas_wordpress_1_instancias.O28:planilhas_wordpress_1_instancias.O28 planilhas_wordpress_1_instancias.O29:planilhas_wordpress_1_instancias.O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7cm" svg:height="9.004cm" svg:x="15.64cm" svg:y="0.134cm">
            <draw:object draw:notify-on-update-of-ranges="planilhas_wordpress_1_instancias.G35:planilhas_wordpress_1_instancias.G37 planilhas_wordpress_1_instancias.H34:planilhas_wordpress_1_instancias.H34 planilhas_wordpress_1_instancias.H35:planilhas_wordpress_1_instancias.H37 planilhas_wordpress_1_instancias.I34:planilhas_wordpress_1_instancias.I34 planilhas_wordpress_1_instancias.I35:planilhas_wordpress_1_instancias.I37 planilhas_wordpress_1_instancias.J34:planilhas_wordpress_1_instancias.J34 planilhas_wordpress_1_instancias.J35:planilhas_wordpress_1_instancias.J37 planilhas_wordpress_1_instancias.K34:planilhas_wordpress_1_instancias.K34 planilhas_wordpress_1_instancias.K35:planilhas_wordpress_1_instancias.K37 planilhas_wordpress_1_instancias.L34:planilhas_wordpress_1_instancias.L34 planilhas_wordpress_1_instancias.L35:planilhas_wordpress_1_instancias.L37 planilhas_wordpress_1_instancias.M34:planilhas_wordpress_1_instancias.M34 planilhas_wordpress_1_instancias.M35:planilhas_wordpress_1_instancias.M37 planilhas_wordpress_1_instancias.N34:planilhas_wordpress_1_instancias.N34 planilhas_wordpress_1_instancias.N35:planilhas_wordpress_1_instancias.N37 planilhas_wordpress_1_instancias.O34:planilhas_wordpress_1_instancias.O34 planilhas_wordpress_1_instancias.O35:planilhas_wordpress_1_instancias.O3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5.999cm" svg:height="8.999cm" svg:x="31.637cm" svg:y="0.161cm">
            <draw:object draw:notify-on-update-of-ranges="planilhas_wordpress_1_instancias.G42:planilhas_wordpress_1_instancias.G44 planilhas_wordpress_1_instancias.H41:planilhas_wordpress_1_instancias.H41 planilhas_wordpress_1_instancias.H42:planilhas_wordpress_1_instancias.H44 planilhas_wordpress_1_instancias.I41:planilhas_wordpress_1_instancias.I41 planilhas_wordpress_1_instancias.I42:planilhas_wordpress_1_instancias.I44 planilhas_wordpress_1_instancias.J41:planilhas_wordpress_1_instancias.J41 planilhas_wordpress_1_instancias.J42:planilhas_wordpress_1_instancias.J44 planilhas_wordpress_1_instancias.K41:planilhas_wordpress_1_instancias.K41 planilhas_wordpress_1_instancias.K42:planilhas_wordpress_1_instancias.K44 planilhas_wordpress_1_instancias.L41:planilhas_wordpress_1_instancias.L41 planilhas_wordpress_1_instancias.L42:planilhas_wordpress_1_instancias.L44 planilhas_wordpress_1_instancias.M41:planilhas_wordpress_1_instancias.M41 planilhas_wordpress_1_instancias.M42:planilhas_wordpress_1_instancias.M44 planilhas_wordpress_1_instancias.N41:planilhas_wordpress_1_instancias.N41 planilhas_wordpress_1_instancias.N42:planilhas_wordpress_1_instancias.N44 planilhas_wordpress_1_instancias.O41:planilhas_wordpress_1_instancias.O41 planilhas_wordpress_1_instancias.O42:planilhas_wordpress_1_instancias.O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5.997cm" svg:height="9.005cm" svg:x="47.277cm" svg:y="0.161cm">
            <draw:object draw:notify-on-update-of-ranges="planilhas_wordpress_1_instancias.G48:planilhas_wordpress_1_instancias.G50 planilhas_wordpress_1_instancias.H47:planilhas_wordpress_1_instancias.H47 planilhas_wordpress_1_instancias.H48:planilhas_wordpress_1_instancias.H50 planilhas_wordpress_1_instancias.I47:planilhas_wordpress_1_instancias.I47 planilhas_wordpress_1_instancias.I48:planilhas_wordpress_1_instancias.I50 planilhas_wordpress_1_instancias.J47:planilhas_wordpress_1_instancias.J47 planilhas_wordpress_1_instancias.J48:planilhas_wordpress_1_instancias.J50 planilhas_wordpress_1_instancias.K47:planilhas_wordpress_1_instancias.K47 planilhas_wordpress_1_instancias.K48:planilhas_wordpress_1_instancias.K50 planilhas_wordpress_1_instancias.L47:planilhas_wordpress_1_instancias.L47 planilhas_wordpress_1_instancias.L48:planilhas_wordpress_1_instancias.L50 planilhas_wordpress_1_instancias.M47:planilhas_wordpress_1_instancias.M47 planilhas_wordpress_1_instancias.M48:planilhas_wordpress_1_instancias.M50 planilhas_wordpress_1_instancias.N47:planilhas_wordpress_1_instancias.N47 planilhas_wordpress_1_instancias.N48:planilhas_wordpress_1_instancias.N50 planilhas_wordpress_1_instancias.O47:planilhas_wordpress_1_instancias.O47 planilhas_wordpress_1_instancias.O48:planilhas_wordpress_1_instancias.O5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lanilhas_wordpress_1_instancias" table:style-name="ta1">
        <table:shapes>
          <draw:frame draw:z-index="0" draw:style-name="gr1" draw:text-style-name="P1" svg:width="15.997cm" svg:height="9.004cm" svg:x="41.439cm" svg:y="3.719cm">
            <draw:object draw:notify-on-update-of-ranges="planilhas_wordpress_1_instancias.G28:planilhas_wordpress_1_instancias.G28 planilhas_wordpress_1_instancias.G29:planilhas_wordpress_1_instancias.G31 planilhas_wordpress_1_instancias.H28:planilhas_wordpress_1_instancias.H28 planilhas_wordpress_1_instancias.H29:planilhas_wordpress_1_instancias.H31 planilhas_wordpress_1_instancias.I28:planilhas_wordpress_1_instancias.I28 planilhas_wordpress_1_instancias.I29:planilhas_wordpress_1_instancias.I31 planilhas_wordpress_1_instancias.J28:planilhas_wordpress_1_instancias.J28 planilhas_wordpress_1_instancias.J29:planilhas_wordpress_1_instancias.J31 planilhas_wordpress_1_instancias.K28:planilhas_wordpress_1_instancias.K28 planilhas_wordpress_1_instancias.K29:planilhas_wordpress_1_instancias.K31 planilhas_wordpress_1_instancias.L28:planilhas_wordpress_1_instancias.L28 planilhas_wordpress_1_instancias.L29:planilhas_wordpress_1_instancias.L31 planilhas_wordpress_1_instancias.M28:planilhas_wordpress_1_instancias.M28 planilhas_wordpress_1_instancias.M29:planilhas_wordpress_1_instancias.M31 planilhas_wordpress_1_instancias.N28:planilhas_wordpress_1_instancias.N28 planilhas_wordpress_1_instancias.N29:planilhas_wordpress_1_instancias.N31 planilhas_wordpress_1_instancias.O28:planilhas_wordpress_1_instancias.O28 planilhas_wordpress_1_instancias.O29:planilhas_wordpress_1_instancias.O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41.301cm" svg:y="13.919cm">
            <draw:object draw:notify-on-update-of-ranges="planilhas_wordpress_1_instancias.G34:planilhas_wordpress_1_instancias.G34 planilhas_wordpress_1_instancias.G35:planilhas_wordpress_1_instancias.G37 planilhas_wordpress_1_instancias.H34:planilhas_wordpress_1_instancias.H34 planilhas_wordpress_1_instancias.H35:planilhas_wordpress_1_instancias.H37 planilhas_wordpress_1_instancias.I34:planilhas_wordpress_1_instancias.I34 planilhas_wordpress_1_instancias.I35:planilhas_wordpress_1_instancias.I37 planilhas_wordpress_1_instancias.J34:planilhas_wordpress_1_instancias.J34 planilhas_wordpress_1_instancias.J35:planilhas_wordpress_1_instancias.J37 planilhas_wordpress_1_instancias.K34:planilhas_wordpress_1_instancias.K34 planilhas_wordpress_1_instancias.K35:planilhas_wordpress_1_instancias.K37 planilhas_wordpress_1_instancias.L34:planilhas_wordpress_1_instancias.L34 planilhas_wordpress_1_instancias.L35:planilhas_wordpress_1_instancias.L37 planilhas_wordpress_1_instancias.M34:planilhas_wordpress_1_instancias.M34 planilhas_wordpress_1_instancias.M35:planilhas_wordpress_1_instancias.M37 planilhas_wordpress_1_instancias.N34:planilhas_wordpress_1_instancias.N34 planilhas_wordpress_1_instancias.N35:planilhas_wordpress_1_instancias.N37 planilhas_wordpress_1_instancias.O34:planilhas_wordpress_1_instancias.O34 planilhas_wordpress_1_instancias.O35:planilhas_wordpress_1_instancias.O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41.018cm" svg:y="23.741cm">
            <draw:object draw:notify-on-update-of-ranges="planilhas_wordpress_1_instancias.G41:planilhas_wordpress_1_instancias.G41 planilhas_wordpress_1_instancias.G42:planilhas_wordpress_1_instancias.G44 planilhas_wordpress_1_instancias.H41:planilhas_wordpress_1_instancias.H41 planilhas_wordpress_1_instancias.H42:planilhas_wordpress_1_instancias.H44 planilhas_wordpress_1_instancias.I41:planilhas_wordpress_1_instancias.I41 planilhas_wordpress_1_instancias.I42:planilhas_wordpress_1_instancias.I44 planilhas_wordpress_1_instancias.J41:planilhas_wordpress_1_instancias.J41 planilhas_wordpress_1_instancias.J42:planilhas_wordpress_1_instancias.J44 planilhas_wordpress_1_instancias.K41:planilhas_wordpress_1_instancias.K41 planilhas_wordpress_1_instancias.K42:planilhas_wordpress_1_instancias.K44 planilhas_wordpress_1_instancias.L41:planilhas_wordpress_1_instancias.L41 planilhas_wordpress_1_instancias.L42:planilhas_wordpress_1_instancias.L44 planilhas_wordpress_1_instancias.M41:planilhas_wordpress_1_instancias.M41 planilhas_wordpress_1_instancias.M42:planilhas_wordpress_1_instancias.M44 planilhas_wordpress_1_instancias.N41:planilhas_wordpress_1_instancias.N41 planilhas_wordpress_1_instancias.N42:planilhas_wordpress_1_instancias.N44 planilhas_wordpress_1_instancias.O41:planilhas_wordpress_1_instancias.O41 planilhas_wordpress_1_instancias.O42:planilhas_wordpress_1_instancias.O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7cm" svg:height="9.005cm" svg:x="40.833cm" svg:y="33.308cm">
            <draw:object draw:notify-on-update-of-ranges="planilhas_wordpress_1_instancias.G47:planilhas_wordpress_1_instancias.G47 planilhas_wordpress_1_instancias.G48:planilhas_wordpress_1_instancias.G50 planilhas_wordpress_1_instancias.H47:planilhas_wordpress_1_instancias.H47 planilhas_wordpress_1_instancias.H48:planilhas_wordpress_1_instancias.H50 planilhas_wordpress_1_instancias.I47:planilhas_wordpress_1_instancias.I47 planilhas_wordpress_1_instancias.I48:planilhas_wordpress_1_instancias.I50 planilhas_wordpress_1_instancias.J47:planilhas_wordpress_1_instancias.J47 planilhas_wordpress_1_instancias.J48:planilhas_wordpress_1_instancias.J50 planilhas_wordpress_1_instancias.K47:planilhas_wordpress_1_instancias.K47 planilhas_wordpress_1_instancias.K48:planilhas_wordpress_1_instancias.K50 planilhas_wordpress_1_instancias.L47:planilhas_wordpress_1_instancias.L47 planilhas_wordpress_1_instancias.L48:planilhas_wordpress_1_instancias.L50 planilhas_wordpress_1_instancias.M47:planilhas_wordpress_1_instancias.M47 planilhas_wordpress_1_instancias.M48:planilhas_wordpress_1_instancias.M50 planilhas_wordpress_1_instancias.N47:planilhas_wordpress_1_instancias.N47 planilhas_wordpress_1_instancias.N48:planilhas_wordpress_1_instancias.N50 planilhas_wordpress_1_instancias.O47:planilhas_wordpress_1_instancias.O47 planilhas_wordpress_1_instancias.O48:planilhas_wordpress_1_instancias.O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Failures/s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66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80%</text:p>
          </table:table-cell>
          <table:table-cell table:style-name="ce1" office:value-type="string" calcext:value-type="string">
            <text:p>90%</text:p>
          </table:table-cell>
          <table:table-cell table:style-name="ce1" office:value-type="string" calcext:value-type="string">
            <text:p>95%</text:p>
          </table:table-cell>
          <table:table-cell table:style-name="ce1" office:value-type="string" calcext:value-type="string">
            <text:p>98%</text:p>
          </table:table-cell>
          <table:table-cell table:style-name="ce1" office:value-type="string" calcext:value-type="string">
            <text:p>99%</text:p>
          </table:table-cell>
          <table:table-cell table:style-name="ce1" office:value-type="string" calcext:value-type="string">
            <text:p>99,90%</text:p>
          </table:table-cell>
          <table:table-cell table:style-name="ce1" office:value-type="string" calcext:value-type="string">
            <text:p>99,99%</text:p>
          </table:table-cell>
          <table:table-cell table:style-name="ce1"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93.340158757417" calcext:value-type="float">
            <text:p>193,340158757417</text:p>
          </table:table-cell>
          <table:table-cell office:value-type="float" office:value="126.060788999894" calcext:value-type="float">
            <text:p>126,060788999894</text:p>
          </table:table-cell>
          <table:table-cell office:value-type="float" office:value="502.606723995996" calcext:value-type="float">
            <text:p>502,606723995996</text:p>
          </table:table-cell>
          <table:table-cell office:value-type="float" office:value="463903" calcext:value-type="float">
            <text:p>463903</text:p>
          </table:table-cell>
          <table:table-cell office:value-type="float" office:value="0.375926275846707" calcext:value-type="float">
            <text:p>0,37592627584670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390" calcext:value-type="float">
            <text:p>390</text:p>
          </table:table-cell>
          <table:table-cell table:number-columns-repeated="5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p=12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69.66585333068" calcext:value-type="float">
            <text:p>169,66585333068</text:p>
          </table:table-cell>
          <table:table-cell office:value-type="float" office:value="111.784876004094" calcext:value-type="float">
            <text:p>111,784876004094</text:p>
          </table:table-cell>
          <table:table-cell office:value-type="float" office:value="456.877181000891" calcext:value-type="float">
            <text:p>456,877181000891</text:p>
          </table:table-cell>
          <table:table-cell office:value-type="float" office:value="470281" calcext:value-type="float">
            <text:p>470281</text:p>
          </table:table-cell>
          <table:table-cell office:value-type="float" office:value="1.22938052371491" calcext:value-type="float">
            <text:p>1,22938052371491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office:value-type="float" office:value="370" calcext:value-type="float">
            <text:p>370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p=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45.89982560016" calcext:value-type="float">
            <text:p>145,89982560016</text:p>
          </table:table-cell>
          <table:table-cell office:value-type="float" office:value="94.9189230013872" calcext:value-type="float">
            <text:p>94,9189230013872</text:p>
          </table:table-cell>
          <table:table-cell office:value-type="float" office:value="435.954631000641" calcext:value-type="float">
            <text:p>435,954631000641</text:p>
          </table:table-cell>
          <table:table-cell office:value-type="float" office:value="60533" calcext:value-type="float">
            <text:p>60533</text:p>
          </table:table-cell>
          <table:table-cell office:value-type="float" office:value="0.609610177048714" calcext:value-type="float">
            <text:p>0,609610177048714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330" calcext:value-type="float">
            <text:p>330</text:p>
          </table:table-cell>
          <table:table-cell office:value-type="float" office:value="420" calcext:value-type="float">
            <text:p>420</text:p>
          </table:table-cell>
          <table:table-cell table:number-columns-repeated="4"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p=9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26.338997138416" calcext:value-type="float">
            <text:p>126,338997138416</text:p>
          </table:table-cell>
          <table:table-cell office:value-type="float" office:value="89.9668619967997" calcext:value-type="float">
            <text:p>89,9668619967997</text:p>
          </table:table-cell>
          <table:table-cell office:value-type="float" office:value="190.98311199923" calcext:value-type="float">
            <text:p>190,98311199923</text:p>
          </table:table-cell>
          <table:table-cell office:value-type="float" office:value="60464" calcext:value-type="float">
            <text:p>60464</text:p>
          </table:table-cell>
          <table:table-cell office:value-type="float" office:value="1.02617713136534" calcext:value-type="float">
            <text:p>1,0261771313653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table:number-columns-repeated="3"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string" calcext:value-type="string">
            <text:p>Aggregated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4.223769197575" calcext:value-type="float">
            <text:p>154,223769197575</text:p>
          </table:table-cell>
          <table:table-cell office:value-type="float" office:value="89.9668619967997" calcext:value-type="float">
            <text:p>89,9668619967997</text:p>
          </table:table-cell>
          <table:table-cell office:value-type="float" office:value="502.606723995996" calcext:value-type="float">
            <text:p>502,606723995996</text:p>
          </table:table-cell>
          <table:table-cell office:value-type="float" office:value="262718.670846395" calcext:value-type="float">
            <text:p>262718,670846395</text:p>
          </table:table-cell>
          <table:table-cell office:value-type="float" office:value="3.24109410797566" calcext:value-type="float">
            <text:p>3,2410941079756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390" calcext:value-type="float">
            <text:p>390</text:p>
          </table:table-cell>
          <table:table-cell office:value-type="float" office:value="440" calcext:value-type="float">
            <text:p>440</text:p>
          </table:table-cell>
          <table:table-cell table:number-columns-repeated="3" office:value-type="float" office:value="500" calcext:value-type="float">
            <text:p>500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Failures/s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66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80%</text:p>
          </table:table-cell>
          <table:table-cell table:style-name="ce1" office:value-type="string" calcext:value-type="string">
            <text:p>90%</text:p>
          </table:table-cell>
          <table:table-cell table:style-name="ce1" office:value-type="string" calcext:value-type="string">
            <text:p>95%</text:p>
          </table:table-cell>
          <table:table-cell table:style-name="ce1" office:value-type="string" calcext:value-type="string">
            <text:p>98%</text:p>
          </table:table-cell>
          <table:table-cell table:style-name="ce1" office:value-type="string" calcext:value-type="string">
            <text:p>99%</text:p>
          </table:table-cell>
          <table:table-cell table:style-name="ce1" office:value-type="string" calcext:value-type="string">
            <text:p>99,90%</text:p>
          </table:table-cell>
          <table:table-cell table:style-name="ce1" office:value-type="string" calcext:value-type="string">
            <text:p>99,99%</text:p>
          </table:table-cell>
          <table:table-cell table:style-name="ce1"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2189.6633851288" calcext:value-type="float">
            <text:p>2189,6633851288</text:p>
          </table:table-cell>
          <table:table-cell office:value-type="float" office:value="161.65891799028" calcext:value-type="float">
            <text:p>161,65891799028</text:p>
          </table:table-cell>
          <table:table-cell office:value-type="float" office:value="8564.59222400736" calcext:value-type="float">
            <text:p>8564,59222400736</text:p>
          </table:table-cell>
          <table:table-cell office:value-type="float" office:value="463903" calcext:value-type="float">
            <text:p>463903</text:p>
          </table:table-cell>
          <table:table-cell office:value-type="float" office:value="2.08329703817886" calcext:value-type="float">
            <text:p>2,08329703817886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2100" calcext:value-type="float">
            <text:p>2100</text:p>
          </table:table-cell>
          <table:table-cell office:value-type="float" office:value="2500" calcext:value-type="float">
            <text:p>2500</text:p>
          </table:table-cell>
          <table:table-cell office:value-type="float" office:value="2600" calcext:value-type="float">
            <text:p>2600</text:p>
          </table:table-cell>
          <table:table-cell office:value-type="float" office:value="3800" calcext:value-type="float">
            <text:p>3800</text:p>
          </table:table-cell>
          <table:table-cell office:value-type="float" office:value="5400" calcext:value-type="float">
            <text:p>5400</text:p>
          </table:table-cell>
          <table:table-cell office:value-type="float" office:value="7100" calcext:value-type="float">
            <text:p>7100</text:p>
          </table:table-cell>
          <table:table-cell office:value-type="float" office:value="8500" calcext:value-type="float">
            <text:p>8500</text:p>
          </table:table-cell>
          <table:table-cell table:number-columns-repeated="3" office:value-type="float" office:value="8600" calcext:value-type="float">
            <text:p>86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p=12</text:p>
          </table:table-cell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1955.26568054461" calcext:value-type="float">
            <text:p>1955,26568054461</text:p>
          </table:table-cell>
          <table:table-cell office:value-type="float" office:value="148.981163991266" calcext:value-type="float">
            <text:p>148,981163991266</text:p>
          </table:table-cell>
          <table:table-cell office:value-type="float" office:value="8564.59286499012" calcext:value-type="float">
            <text:p>8564,59286499012</text:p>
          </table:table-cell>
          <table:table-cell office:value-type="float" office:value="470281" calcext:value-type="float">
            <text:p>470281</text:p>
          </table:table-cell>
          <table:table-cell office:value-type="float" office:value="8.72316493818737" calcext:value-type="float">
            <text:p>8,72316493818737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1900" calcext:value-type="float">
            <text:p>1900</text:p>
          </table:table-cell>
          <table:table-cell office:value-type="float" office:value="2200" calcext:value-type="float">
            <text:p>2200</text:p>
          </table:table-cell>
          <table:table-cell office:value-type="float" office:value="2400" calcext:value-type="float">
            <text:p>2400</text:p>
          </table:table-cell>
          <table:table-cell office:value-type="float" office:value="3800" calcext:value-type="float">
            <text:p>3800</text:p>
          </table:table-cell>
          <table:table-cell office:value-type="float" office:value="5400" calcext:value-type="float">
            <text:p>54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table:number-columns-repeated="3" office:value-type="float" office:value="8600" calcext:value-type="float">
            <text:p>86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p=5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433.70900756688" calcext:value-type="float">
            <text:p>1433,70900756688</text:p>
          </table:table-cell>
          <table:table-cell office:value-type="float" office:value="122.241815013695" calcext:value-type="float">
            <text:p>122,241815013695</text:p>
          </table:table-cell>
          <table:table-cell office:value-type="float" office:value="8432.56109699723" calcext:value-type="float">
            <text:p>8432,56109699723</text:p>
          </table:table-cell>
          <table:table-cell office:value-type="float" office:value="60533" calcext:value-type="float">
            <text:p>60533</text:p>
          </table:table-cell>
          <table:table-cell office:value-type="float" office:value="4.21790681128824" calcext:value-type="float">
            <text:p>4,21790681128824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2300" calcext:value-type="float">
            <text:p>2300</text:p>
          </table:table-cell>
          <table:table-cell office:value-type="float" office:value="3400" calcext:value-type="float">
            <text:p>3400</text:p>
          </table:table-cell>
          <table:table-cell office:value-type="float" office:value="5300" calcext:value-type="float">
            <text:p>5300</text:p>
          </table:table-cell>
          <table:table-cell office:value-type="float" office:value="6900" calcext:value-type="float">
            <text:p>6900</text:p>
          </table:table-cell>
          <table:table-cell table:number-columns-repeated="3" office:value-type="float" office:value="8400" calcext:value-type="float">
            <text:p>84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p=9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541.18940396166" calcext:value-type="float">
            <text:p>1541,18940396166</text:p>
          </table:table-cell>
          <table:table-cell office:value-type="float" office:value="122.090732009383" calcext:value-type="float">
            <text:p>122,090732009383</text:p>
          </table:table-cell>
          <table:table-cell office:value-type="float" office:value="8521.46276499843" calcext:value-type="float">
            <text:p>8521,46276499843</text:p>
          </table:table-cell>
          <table:table-cell office:value-type="float" office:value="60464" calcext:value-type="float">
            <text:p>60464</text:p>
          </table:table-cell>
          <table:table-cell office:value-type="float" office:value="6.16779073864777" calcext:value-type="float">
            <text:p>6,16779073864777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2600" calcext:value-type="float">
            <text:p>2600</text:p>
          </table:table-cell>
          <table:table-cell office:value-type="float" office:value="4300" calcext:value-type="float">
            <text:p>4300</text:p>
          </table:table-cell>
          <table:table-cell office:value-type="float" office:value="6900" calcext:value-type="float">
            <text:p>6900</text:p>
          </table:table-cell>
          <table:table-cell office:value-type="float" office:value="8100" calcext:value-type="float">
            <text:p>8100</text:p>
          </table:table-cell>
          <table:table-cell table:number-columns-repeated="3" office:value-type="float" office:value="8500" calcext:value-type="float">
            <text:p>8500</text:p>
          </table:table-cell>
        </table:table-row>
        <table:table-row table:style-name="ro1">
          <table:table-cell/>
          <table:table-cell office:value-type="string" calcext:value-type="string">
            <text:p>Aggregated</text:p>
          </table:table-cell>
          <table:table-cell office:value-type="float" office:value="2065" calcext:value-type="float">
            <text:p>2065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1753.98873100969" calcext:value-type="float">
            <text:p>1753,98873100969</text:p>
          </table:table-cell>
          <table:table-cell office:value-type="float" office:value="122.090732009383" calcext:value-type="float">
            <text:p>122,090732009383</text:p>
          </table:table-cell>
          <table:table-cell office:value-type="float" office:value="8564.59286499012" calcext:value-type="float">
            <text:p>8564,59286499012</text:p>
          </table:table-cell>
          <table:table-cell office:value-type="float" office:value="268827.644552058" calcext:value-type="float">
            <text:p>268827,644552058</text:p>
          </table:table-cell>
          <table:table-cell office:value-type="float" office:value="21.1921595263022" calcext:value-type="float">
            <text:p>21,1921595263022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1700" calcext:value-type="float">
            <text:p>1700</text:p>
          </table:table-cell>
          <table:table-cell office:value-type="float" office:value="2000" calcext:value-type="float">
            <text:p>2000</text:p>
          </table:table-cell>
          <table:table-cell office:value-type="float" office:value="2100" calcext:value-type="float">
            <text:p>2100</text:p>
          </table:table-cell>
          <table:table-cell office:value-type="float" office:value="3000" calcext:value-type="float">
            <text:p>3000</text:p>
          </table:table-cell>
          <table:table-cell office:value-type="float" office:value="4700" calcext:value-type="float">
            <text:p>4700</text:p>
          </table:table-cell>
          <table:table-cell office:value-type="float" office:value="7100" calcext:value-type="float">
            <text:p>7100</text:p>
          </table:table-cell>
          <table:table-cell office:value-type="float" office:value="8300" calcext:value-type="float">
            <text:p>8300</text:p>
          </table:table-cell>
          <table:table-cell table:number-columns-repeated="3" office:value-type="float" office:value="8600" calcext:value-type="float">
            <text:p>8600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Failures/s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66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80%</text:p>
          </table:table-cell>
          <table:table-cell table:style-name="ce1" office:value-type="string" calcext:value-type="string">
            <text:p>90%</text:p>
          </table:table-cell>
          <table:table-cell table:style-name="ce1" office:value-type="string" calcext:value-type="string">
            <text:p>95%</text:p>
          </table:table-cell>
          <table:table-cell table:style-name="ce1" office:value-type="string" calcext:value-type="string">
            <text:p>98%</text:p>
          </table:table-cell>
          <table:table-cell table:style-name="ce1" office:value-type="string" calcext:value-type="string">
            <text:p>99%</text:p>
          </table:table-cell>
          <table:table-cell table:style-name="ce1" office:value-type="string" calcext:value-type="string">
            <text:p>99,90%</text:p>
          </table:table-cell>
          <table:table-cell table:style-name="ce1" office:value-type="string" calcext:value-type="string">
            <text:p>99,99%</text:p>
          </table:table-cell>
          <table:table-cell table:style-name="ce1"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</text:p>
          </table:table-cell>
          <table:table-cell office:value-type="float" office:value="459" calcext:value-type="float">
            <text:p>459</text:p>
          </table:table-cell>
          <table:table-cell office:value-type="float" office:value="228" calcext:value-type="float">
            <text:p>228</text:p>
          </table:table-cell>
          <table:table-cell office:value-type="float" office:value="26000" calcext:value-type="float">
            <text:p>26000</text:p>
          </table:table-cell>
          <table:table-cell office:value-type="float" office:value="21566.3041772876" calcext:value-type="float">
            <text:p>21566,3041772876</text:p>
          </table:table-cell>
          <table:table-cell office:value-type="float" office:value="1.87649299914483" calcext:value-type="float">
            <text:p>1,87649299914483</text:p>
          </table:table-cell>
          <table:table-cell office:value-type="float" office:value="133328.128170993" calcext:value-type="float">
            <text:p>133328,128170993</text:p>
          </table:table-cell>
          <table:table-cell office:value-type="float" office:value="233524.196078431" calcext:value-type="float">
            <text:p>233524,196078431</text:p>
          </table:table-cell>
          <table:table-cell office:value-type="float" office:value="3.37875519159762" calcext:value-type="float">
            <text:p>3,37875519159762</text:p>
          </table:table-cell>
          <table:table-cell office:value-type="float" office:value="1.67833591216614" calcext:value-type="float">
            <text:p>1,67833591216614</text:p>
          </table:table-cell>
          <table:table-cell office:value-type="float" office:value="26000" calcext:value-type="float">
            <text:p>26000</text:p>
          </table:table-cell>
          <table:table-cell office:value-type="float" office:value="28000" calcext:value-type="float">
            <text:p>28000</text:p>
          </table:table-cell>
          <table:table-cell office:value-type="float" office:value="31000" calcext:value-type="float">
            <text:p>31000</text:p>
          </table:table-cell>
          <table:table-cell office:value-type="float" office:value="34000" calcext:value-type="float">
            <text:p>34000</text:p>
          </table:table-cell>
          <table:table-cell table:number-columns-repeated="2" office:value-type="float" office:value="60000" calcext:value-type="float">
            <text:p>60000</text:p>
          </table:table-cell>
          <table:table-cell office:value-type="float" office:value="63000" calcext:value-type="float">
            <text:p>63000</text:p>
          </table:table-cell>
          <table:table-cell office:value-type="float" office:value="83000" calcext:value-type="float">
            <text:p>83000</text:p>
          </table:table-cell>
          <table:table-cell table:number-columns-repeated="3" office:value-type="float" office:value="133000" calcext:value-type="float">
            <text:p>133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p=12</text:p>
          </table:table-cell>
          <table:table-cell office:value-type="float" office:value="1854" calcext:value-type="float">
            <text:p>1854</text:p>
          </table:table-cell>
          <table:table-cell office:value-type="float" office:value="884" calcext:value-type="float">
            <text:p>884</text:p>
          </table:table-cell>
          <table:table-cell office:value-type="float" office:value="26000" calcext:value-type="float">
            <text:p>26000</text:p>
          </table:table-cell>
          <table:table-cell office:value-type="float" office:value="20715.1513681741" calcext:value-type="float">
            <text:p>20715,1513681741</text:p>
          </table:table-cell>
          <table:table-cell office:value-type="float" office:value="1.9532949954737" calcext:value-type="float">
            <text:p>1,9532949954737</text:p>
          </table:table-cell>
          <table:table-cell office:value-type="float" office:value="133485.096988006" calcext:value-type="float">
            <text:p>133485,096988006</text:p>
          </table:table-cell>
          <table:table-cell office:value-type="float" office:value="246105.754045307" calcext:value-type="float">
            <text:p>246105,754045307</text:p>
          </table:table-cell>
          <table:table-cell office:value-type="float" office:value="13.6475209699825" calcext:value-type="float">
            <text:p>13,6475209699825</text:p>
          </table:table-cell>
          <table:table-cell office:value-type="float" office:value="6.50723222085468" calcext:value-type="float">
            <text:p>6,50723222085468</text:p>
          </table:table-cell>
          <table:table-cell office:value-type="float" office:value="26000" calcext:value-type="float">
            <text:p>26000</text:p>
          </table:table-cell>
          <table:table-cell office:value-type="float" office:value="28000" calcext:value-type="float">
            <text:p>28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1000" calcext:value-type="float">
            <text:p>31000</text:p>
          </table:table-cell>
          <table:table-cell office:value-type="float" office:value="45000" calcext:value-type="float">
            <text:p>45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7000" calcext:value-type="float">
            <text:p>67000</text:p>
          </table:table-cell>
          <table:table-cell office:value-type="float" office:value="92000" calcext:value-type="float">
            <text:p>92000</text:p>
          </table:table-cell>
          <table:table-cell table:number-columns-repeated="3" office:value-type="float" office:value="133000" calcext:value-type="float">
            <text:p>133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p=5</text:p>
          </table:table-cell>
          <table:table-cell office:value-type="float" office:value="926" calcext:value-type="float">
            <text:p>926</text:p>
          </table:table-cell>
          <table:table-cell office:value-type="float" office:value="417" calcext:value-type="float">
            <text:p>417</text:p>
          </table:table-cell>
          <table:table-cell office:value-type="float" office:value="26000" calcext:value-type="float">
            <text:p>26000</text:p>
          </table:table-cell>
          <table:table-cell office:value-type="float" office:value="20421.2690261296" calcext:value-type="float">
            <text:p>20421,2690261296</text:p>
          </table:table-cell>
          <table:table-cell office:value-type="float" office:value="2.01622500026133" calcext:value-type="float">
            <text:p>2,01622500026133</text:p>
          </table:table-cell>
          <table:table-cell office:value-type="float" office:value="133648.785881" calcext:value-type="float">
            <text:p>133648,785881</text:p>
          </table:table-cell>
          <table:table-cell office:value-type="float" office:value="33324.0777537797" calcext:value-type="float">
            <text:p>33324,0777537797</text:p>
          </table:table-cell>
          <table:table-cell office:value-type="float" office:value="6.81639936256949" calcext:value-type="float">
            <text:p>6,81639936256949</text:p>
          </table:table-cell>
          <table:table-cell office:value-type="float" office:value="3.06958804988281" calcext:value-type="float">
            <text:p>3,06958804988281</text:p>
          </table:table-cell>
          <table:table-cell office:value-type="float" office:value="26000" calcext:value-type="float">
            <text:p>26000</text:p>
          </table:table-cell>
          <table:table-cell office:value-type="float" office:value="28000" calcext:value-type="float">
            <text:p>28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1000" calcext:value-type="float">
            <text:p>31000</text:p>
          </table:table-cell>
          <table:table-cell office:value-type="float" office:value="43000" calcext:value-type="float">
            <text:p>43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3000" calcext:value-type="float">
            <text:p>63000</text:p>
          </table:table-cell>
          <table:table-cell office:value-type="float" office:value="75000" calcext:value-type="float">
            <text:p>75000</text:p>
          </table:table-cell>
          <table:table-cell table:number-columns-repeated="3" office:value-type="float" office:value="134000" calcext:value-type="float">
            <text:p>134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p=9</text:p>
          </table:table-cell>
          <table:table-cell office:value-type="float" office:value="1430" calcext:value-type="float">
            <text:p>1430</text:p>
          </table:table-cell>
          <table:table-cell office:value-type="float" office:value="641" calcext:value-type="float">
            <text:p>641</text:p>
          </table:table-cell>
          <table:table-cell office:value-type="float" office:value="26000" calcext:value-type="float">
            <text:p>26000</text:p>
          </table:table-cell>
          <table:table-cell office:value-type="float" office:value="20449.8717703065" calcext:value-type="float">
            <text:p>20449,8717703065</text:p>
          </table:table-cell>
          <table:table-cell office:value-type="float" office:value="1.875519999885" calcext:value-type="float">
            <text:p>1,875519999885</text:p>
          </table:table-cell>
          <table:table-cell office:value-type="float" office:value="133331.640397009" calcext:value-type="float">
            <text:p>133331,640397009</text:p>
          </table:table-cell>
          <table:table-cell office:value-type="float" office:value="33413.7433566434" calcext:value-type="float">
            <text:p>33413,7433566434</text:p>
          </table:table-cell>
          <table:table-cell office:value-type="float" office:value="10.5264050631473" calcext:value-type="float">
            <text:p>10,5264050631473</text:p>
          </table:table-cell>
          <table:table-cell office:value-type="float" office:value="4.71847947236182" calcext:value-type="float">
            <text:p>4,71847947236182</text:p>
          </table:table-cell>
          <table:table-cell office:value-type="float" office:value="26000" calcext:value-type="float">
            <text:p>26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9000" calcext:value-type="float">
            <text:p>29000</text:p>
          </table:table-cell>
          <table:table-cell office:value-type="float" office:value="32000" calcext:value-type="float">
            <text:p>32000</text:p>
          </table:table-cell>
          <table:table-cell office:value-type="float" office:value="43000" calcext:value-type="float">
            <text:p>43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7000" calcext:value-type="float">
            <text:p>67000</text:p>
          </table:table-cell>
          <table:table-cell office:value-type="float" office:value="75000" calcext:value-type="float">
            <text:p>75000</text:p>
          </table:table-cell>
          <table:table-cell office:value-type="float" office:value="131000" calcext:value-type="float">
            <text:p>131000</text:p>
          </table:table-cell>
          <table:table-cell table:number-columns-repeated="2" office:value-type="float" office:value="133000" calcext:value-type="float">
            <text:p>133000</text:p>
          </table:table-cell>
        </table:table-row>
        <table:table-row table:style-name="ro1">
          <table:table-cell/>
          <table:table-cell office:value-type="string" calcext:value-type="string">
            <text:p>Aggregated</text:p>
          </table:table-cell>
          <table:table-cell office:value-type="float" office:value="4669" calcext:value-type="float">
            <text:p>4669</text:p>
          </table:table-cell>
          <table:table-cell office:value-type="float" office:value="2170" calcext:value-type="float">
            <text:p>2170</text:p>
          </table:table-cell>
          <table:table-cell office:value-type="float" office:value="26000" calcext:value-type="float">
            <text:p>26000</text:p>
          </table:table-cell>
          <table:table-cell office:value-type="float" office:value="20659.2923546164" calcext:value-type="float">
            <text:p>20659,2923546164</text:p>
          </table:table-cell>
          <table:table-cell office:value-type="float" office:value="1.875519999885" calcext:value-type="float">
            <text:p>1,875519999885</text:p>
          </table:table-cell>
          <table:table-cell office:value-type="float" office:value="133648.785881" calcext:value-type="float">
            <text:p>133648,785881</text:p>
          </table:table-cell>
          <table:table-cell office:value-type="float" office:value="137525.684943243" calcext:value-type="float">
            <text:p>137525,684943243</text:p>
          </table:table-cell>
          <table:table-cell office:value-type="float" office:value="34.3690805872969" calcext:value-type="float">
            <text:p>34,3690805872969</text:p>
          </table:table-cell>
          <table:table-cell office:value-type="float" office:value="15.9736356552654" calcext:value-type="float">
            <text:p>15,9736356552654</text:p>
          </table:table-cell>
          <table:table-cell office:value-type="float" office:value="26000" calcext:value-type="float">
            <text:p>26000</text:p>
          </table:table-cell>
          <table:table-cell office:value-type="float" office:value="28000" calcext:value-type="float">
            <text:p>28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2000" calcext:value-type="float">
            <text:p>32000</text:p>
          </table:table-cell>
          <table:table-cell office:value-type="float" office:value="45000" calcext:value-type="float">
            <text:p>45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7000" calcext:value-type="float">
            <text:p>67000</text:p>
          </table:table-cell>
          <table:table-cell office:value-type="float" office:value="91000" calcext:value-type="float">
            <text:p>91000</text:p>
          </table:table-cell>
          <table:table-cell office:value-type="float" office:value="133000" calcext:value-type="float">
            <text:p>133000</text:p>
          </table:table-cell>
          <table:table-cell table:number-columns-repeated="2" office:value-type="float" office:value="134000" calcext:value-type="float">
            <text:p>134000</text:p>
          </table:table-cell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10_users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93.340158757417" calcext:value-type="float">
            <text:p>193,340158757417</text:p>
          </table:table-cell>
          <table:table-cell office:value-type="float" office:value="126.060788999894" calcext:value-type="float">
            <text:p>126,060788999894</text:p>
          </table:table-cell>
          <table:table-cell office:value-type="float" office:value="502.606723995996" calcext:value-type="float">
            <text:p>502,606723995996</text:p>
          </table:table-cell>
          <table:table-cell office:value-type="float" office:value="463903" calcext:value-type="float">
            <text:p>463903</text:p>
          </table:table-cell>
          <table:table-cell office:value-type="float" office:value="0.375926275846707" calcext:value-type="float">
            <text:p>0,375926275846707</text:p>
          </table:table-cell>
          <table:table-cell office:value-type="string" calcext:value-type="string">
            <text:p>/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100_users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2189.6633851288" calcext:value-type="float">
            <text:p>2189,6633851288</text:p>
          </table:table-cell>
          <table:table-cell office:value-type="float" office:value="161.65891799028" calcext:value-type="float">
            <text:p>161,65891799028</text:p>
          </table:table-cell>
          <table:table-cell office:value-type="float" office:value="8564.59222400736" calcext:value-type="float">
            <text:p>8564,59222400736</text:p>
          </table:table-cell>
          <table:table-cell office:value-type="float" office:value="463903" calcext:value-type="float">
            <text:p>463903</text:p>
          </table:table-cell>
          <table:table-cell office:value-type="float" office:value="2.08329703817886" calcext:value-type="float">
            <text:p>2,08329703817886</text:p>
          </table:table-cell>
          <table:table-cell office:value-type="string" calcext:value-type="string">
            <text:p>/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1000_users</text:p>
          </table:table-cell>
          <table:table-cell office:value-type="float" office:value="459" calcext:value-type="float">
            <text:p>459</text:p>
          </table:table-cell>
          <table:table-cell office:value-type="float" office:value="228" calcext:value-type="float">
            <text:p>228</text:p>
          </table:table-cell>
          <table:table-cell office:value-type="float" office:value="26000" calcext:value-type="float">
            <text:p>26000</text:p>
          </table:table-cell>
          <table:table-cell office:value-type="float" office:value="21566.3041772876" calcext:value-type="float">
            <text:p>21566,3041772876</text:p>
          </table:table-cell>
          <table:table-cell office:value-type="float" office:value="1.87649299914483" calcext:value-type="float">
            <text:p>1,87649299914483</text:p>
          </table:table-cell>
          <table:table-cell office:value-type="float" office:value="133328.128170993" calcext:value-type="float">
            <text:p>133328,128170993</text:p>
          </table:table-cell>
          <table:table-cell office:value-type="float" office:value="233524.196078431" calcext:value-type="float">
            <text:p>233524,196078431</text:p>
          </table:table-cell>
          <table:table-cell office:value-type="float" office:value="3.37875519159762" calcext:value-type="float">
            <text:p>3,37875519159762</text:p>
          </table:table-cell>
          <table:table-cell office:value-type="string" calcext:value-type="string">
            <text:p>/</text:p>
          </table:table-cell>
          <table:table-cell table:number-columns-repeated="6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10_users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69.66585333068" calcext:value-type="float">
            <text:p>169,66585333068</text:p>
          </table:table-cell>
          <table:table-cell office:value-type="float" office:value="111.784876004094" calcext:value-type="float">
            <text:p>111,784876004094</text:p>
          </table:table-cell>
          <table:table-cell office:value-type="float" office:value="456.877181000891" calcext:value-type="float">
            <text:p>456,877181000891</text:p>
          </table:table-cell>
          <table:table-cell office:value-type="float" office:value="470281" calcext:value-type="float">
            <text:p>470281</text:p>
          </table:table-cell>
          <table:table-cell office:value-type="float" office:value="1.22938052371491" calcext:value-type="float">
            <text:p>1,22938052371491</text:p>
          </table:table-cell>
          <table:table-cell office:value-type="string" calcext:value-type="string">
            <text:p>/?p=1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100_users</text:p>
          </table:table-cell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1955.26568054461" calcext:value-type="float">
            <text:p>1955,26568054461</text:p>
          </table:table-cell>
          <table:table-cell office:value-type="float" office:value="148.981163991266" calcext:value-type="float">
            <text:p>148,981163991266</text:p>
          </table:table-cell>
          <table:table-cell office:value-type="float" office:value="8564.59286499012" calcext:value-type="float">
            <text:p>8564,59286499012</text:p>
          </table:table-cell>
          <table:table-cell office:value-type="float" office:value="470281" calcext:value-type="float">
            <text:p>470281</text:p>
          </table:table-cell>
          <table:table-cell office:value-type="float" office:value="8.72316493818737" calcext:value-type="float">
            <text:p>8,72316493818737</text:p>
          </table:table-cell>
          <table:table-cell office:value-type="string" calcext:value-type="string">
            <text:p>/?p=1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1000_users</text:p>
          </table:table-cell>
          <table:table-cell office:value-type="float" office:value="1854" calcext:value-type="float">
            <text:p>1854</text:p>
          </table:table-cell>
          <table:table-cell office:value-type="float" office:value="884" calcext:value-type="float">
            <text:p>884</text:p>
          </table:table-cell>
          <table:table-cell office:value-type="float" office:value="26000" calcext:value-type="float">
            <text:p>26000</text:p>
          </table:table-cell>
          <table:table-cell office:value-type="float" office:value="20715.1513681741" calcext:value-type="float">
            <text:p>20715,1513681741</text:p>
          </table:table-cell>
          <table:table-cell office:value-type="float" office:value="1.9532949954737" calcext:value-type="float">
            <text:p>1,9532949954737</text:p>
          </table:table-cell>
          <table:table-cell office:value-type="float" office:value="133485.096988006" calcext:value-type="float">
            <text:p>133485,096988006</text:p>
          </table:table-cell>
          <table:table-cell office:value-type="float" office:value="246105.754045307" calcext:value-type="float">
            <text:p>246105,754045307</text:p>
          </table:table-cell>
          <table:table-cell office:value-type="float" office:value="13.6475209699825" calcext:value-type="float">
            <text:p>13,6475209699825</text:p>
          </table:table-cell>
          <table:table-cell office:value-type="string" calcext:value-type="string">
            <text:p>/?p=12</text:p>
          </table:table-cell>
          <table:table-cell table:number-columns-repeated="6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10_users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45.89982560016" calcext:value-type="float">
            <text:p>145,89982560016</text:p>
          </table:table-cell>
          <table:table-cell office:value-type="float" office:value="94.9189230013872" calcext:value-type="float">
            <text:p>94,9189230013872</text:p>
          </table:table-cell>
          <table:table-cell office:value-type="float" office:value="435.954631000641" calcext:value-type="float">
            <text:p>435,954631000641</text:p>
          </table:table-cell>
          <table:table-cell office:value-type="float" office:value="60533" calcext:value-type="float">
            <text:p>60533</text:p>
          </table:table-cell>
          <table:table-cell office:value-type="float" office:value="0.609610177048714" calcext:value-type="float">
            <text:p>0,609610177048714</text:p>
          </table:table-cell>
          <table:table-cell office:value-type="string" calcext:value-type="string">
            <text:p>/?p=5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100_users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433.70900756688" calcext:value-type="float">
            <text:p>1433,70900756688</text:p>
          </table:table-cell>
          <table:table-cell office:value-type="float" office:value="122.241815013695" calcext:value-type="float">
            <text:p>122,241815013695</text:p>
          </table:table-cell>
          <table:table-cell office:value-type="float" office:value="8432.56109699723" calcext:value-type="float">
            <text:p>8432,56109699723</text:p>
          </table:table-cell>
          <table:table-cell office:value-type="float" office:value="60533" calcext:value-type="float">
            <text:p>60533</text:p>
          </table:table-cell>
          <table:table-cell office:value-type="float" office:value="4.21790681128824" calcext:value-type="float">
            <text:p>4,21790681128824</text:p>
          </table:table-cell>
          <table:table-cell office:value-type="string" calcext:value-type="string">
            <text:p>/?p=5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1000_users</text:p>
          </table:table-cell>
          <table:table-cell office:value-type="float" office:value="926" calcext:value-type="float">
            <text:p>926</text:p>
          </table:table-cell>
          <table:table-cell office:value-type="float" office:value="417" calcext:value-type="float">
            <text:p>417</text:p>
          </table:table-cell>
          <table:table-cell office:value-type="float" office:value="26000" calcext:value-type="float">
            <text:p>26000</text:p>
          </table:table-cell>
          <table:table-cell office:value-type="float" office:value="20421.2690261296" calcext:value-type="float">
            <text:p>20421,2690261296</text:p>
          </table:table-cell>
          <table:table-cell office:value-type="float" office:value="2.01622500026133" calcext:value-type="float">
            <text:p>2,01622500026133</text:p>
          </table:table-cell>
          <table:table-cell office:value-type="float" office:value="133648.785881" calcext:value-type="float">
            <text:p>133648,785881</text:p>
          </table:table-cell>
          <table:table-cell office:value-type="float" office:value="33324.0777537797" calcext:value-type="float">
            <text:p>33324,0777537797</text:p>
          </table:table-cell>
          <table:table-cell office:value-type="float" office:value="6.81639936256949" calcext:value-type="float">
            <text:p>6,81639936256949</text:p>
          </table:table-cell>
          <table:table-cell office:value-type="string" calcext:value-type="string">
            <text:p>/?p=5</text:p>
          </table:table-cell>
          <table:table-cell table:number-columns-repeated="6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10_users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26.338997138416" calcext:value-type="float">
            <text:p>126,338997138416</text:p>
          </table:table-cell>
          <table:table-cell office:value-type="float" office:value="89.9668619967997" calcext:value-type="float">
            <text:p>89,9668619967997</text:p>
          </table:table-cell>
          <table:table-cell office:value-type="float" office:value="190.98311199923" calcext:value-type="float">
            <text:p>190,98311199923</text:p>
          </table:table-cell>
          <table:table-cell office:value-type="float" office:value="60464" calcext:value-type="float">
            <text:p>60464</text:p>
          </table:table-cell>
          <table:table-cell office:value-type="float" office:value="1.02617713136534" calcext:value-type="float">
            <text:p>1,02617713136534</text:p>
          </table:table-cell>
          <table:table-cell office:value-type="string" calcext:value-type="string">
            <text:p>/?p=9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100_users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541.18940396166" calcext:value-type="float">
            <text:p>1541,18940396166</text:p>
          </table:table-cell>
          <table:table-cell office:value-type="float" office:value="122.090732009383" calcext:value-type="float">
            <text:p>122,090732009383</text:p>
          </table:table-cell>
          <table:table-cell office:value-type="float" office:value="8521.46276499843" calcext:value-type="float">
            <text:p>8521,46276499843</text:p>
          </table:table-cell>
          <table:table-cell office:value-type="float" office:value="60464" calcext:value-type="float">
            <text:p>60464</text:p>
          </table:table-cell>
          <table:table-cell office:value-type="float" office:value="6.16779073864777" calcext:value-type="float">
            <text:p>6,16779073864777</text:p>
          </table:table-cell>
          <table:table-cell office:value-type="string" calcext:value-type="string">
            <text:p>/?p=9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1000_users</text:p>
          </table:table-cell>
          <table:table-cell office:value-type="float" office:value="1430" calcext:value-type="float">
            <text:p>1430</text:p>
          </table:table-cell>
          <table:table-cell office:value-type="float" office:value="641" calcext:value-type="float">
            <text:p>641</text:p>
          </table:table-cell>
          <table:table-cell office:value-type="float" office:value="26000" calcext:value-type="float">
            <text:p>26000</text:p>
          </table:table-cell>
          <table:table-cell office:value-type="float" office:value="20449.8717703065" calcext:value-type="float">
            <text:p>20449,8717703065</text:p>
          </table:table-cell>
          <table:table-cell office:value-type="float" office:value="1.875519999885" calcext:value-type="float">
            <text:p>1,875519999885</text:p>
          </table:table-cell>
          <table:table-cell office:value-type="float" office:value="133331.640397009" calcext:value-type="float">
            <text:p>133331,640397009</text:p>
          </table:table-cell>
          <table:table-cell office:value-type="float" office:value="33413.7433566434" calcext:value-type="float">
            <text:p>33413,7433566434</text:p>
          </table:table-cell>
          <table:table-cell office:value-type="float" office:value="10.5264050631473" calcext:value-type="float">
            <text:p>10,5264050631473</text:p>
          </table:table-cell>
          <table:table-cell office:value-type="string" calcext:value-type="string">
            <text:p>/?p=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number:min-decimal-places="1" number:min-integer-digits="1"/>
    </number:number-style>
    <number:number-style style:name="N108">
      <number:number number:decimal-places="20" number:min-decimal-places="20" number:min-integer-digits="1"/>
    </number:number-style>
    <number:number-style style:name="N107">
      <number:number number:decimal-places="0" number:min-decimal-places="0" number:min-integer-digits="2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8T00:01:10.361607761</dc:date>
    <meta:editing-duration>PT9M44S</meta:editing-duration>
    <meta:editing-cycles>1</meta:editing-cycles>
    <meta:document-statistic meta:table-count="2" meta:cell-count="553" meta:object-count="8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11.249cm" svg:y="0.607cm" chart:style-name="ch2">
          <text:p>get pagina principal</text:p>
        </chart:title>
        <chart:legend chart:legend-position="end" svg:x="11.459cm" svg:y="2.46cm" style:legend-expansion="high" chart:style-name="ch3"/>
        <chart:plot-area chart:style-name="ch4" table:cell-range-address="planilhas_wordpress_1_instancias.G28:planilhas_wordpress_1_instancias.O31" chart:data-source-has-labels="both" svg:x="0.319cm" svg:y="1.275cm" svg:width="10.821cm" svg:height="7.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792cm" svg:y="1.344cm" svg:width="9.236cm" svg:height="6.83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planilhas_wordpress_1_instancias.G29:planilhas_wordpress_1_instancias.G3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planilhas_wordpress_1_instancias.H29:planilhas_wordpress_1_instancias.H31" chart:label-cell-address="planilhas_wordpress_1_instancias.H28:planilhas_wordpress_1_instancias.H28" chart:class="chart:bar">
            <chart:data-point chart:repeated="3"/>
          </chart:series>
          <chart:series chart:style-name="ch9" chart:values-cell-range-address="planilhas_wordpress_1_instancias.I29:planilhas_wordpress_1_instancias.I31" chart:label-cell-address="planilhas_wordpress_1_instancias.I28:planilhas_wordpress_1_instancias.I28" chart:class="chart:bar">
            <chart:data-point chart:repeated="3"/>
          </chart:series>
          <chart:series chart:style-name="ch10" chart:values-cell-range-address="planilhas_wordpress_1_instancias.J29:planilhas_wordpress_1_instancias.J31" chart:label-cell-address="planilhas_wordpress_1_instancias.J28:planilhas_wordpress_1_instancias.J28" chart:class="chart:bar">
            <chart:data-point chart:repeated="3"/>
          </chart:series>
          <chart:series chart:style-name="ch11" chart:values-cell-range-address="planilhas_wordpress_1_instancias.K29:planilhas_wordpress_1_instancias.K31" chart:label-cell-address="planilhas_wordpress_1_instancias.K28:planilhas_wordpress_1_instancias.K28" chart:class="chart:bar">
            <chart:data-point chart:repeated="3"/>
          </chart:series>
          <chart:series chart:style-name="ch12" chart:values-cell-range-address="planilhas_wordpress_1_instancias.L29:planilhas_wordpress_1_instancias.L31" chart:label-cell-address="planilhas_wordpress_1_instancias.L28:planilhas_wordpress_1_instancias.L28" chart:class="chart:bar">
            <chart:data-point chart:repeated="3"/>
          </chart:series>
          <chart:series chart:style-name="ch13" chart:values-cell-range-address="planilhas_wordpress_1_instancias.M29:planilhas_wordpress_1_instancias.M31" chart:label-cell-address="planilhas_wordpress_1_instancias.M28:planilhas_wordpress_1_instancias.M28" chart:class="chart:bar">
            <chart:data-point chart:repeated="3"/>
          </chart:series>
          <chart:series chart:style-name="ch14" chart:values-cell-range-address="planilhas_wordpress_1_instancias.N29:planilhas_wordpress_1_instancias.N31" chart:label-cell-address="planilhas_wordpress_1_instancias.N28:planilhas_wordpress_1_instancias.N28" chart:class="chart:bar">
            <chart:data-point chart:repeated="3"/>
          </chart:series>
          <chart:series chart:style-name="ch15" chart:values-cell-range-address="planilhas_wordpress_1_instancias.O29:planilhas_wordpress_1_instancias.O31" chart:label-cell-address="planilhas_wordpress_1_instancias.O28:planilhas_wordpress_1_instancias.O28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planilhas_wordpress_1_instancias.H28:planilhas_wordpress_1_instancias.H28</svg:desc>
                </draw:g>
              </table:table-cell>
              <table:table-cell office:value-type="string">
                <text:p>Failure Count</text:p>
                <draw:g>
                  <svg:desc>planilhas_wordpress_1_instancias.I28:planilhas_wordpress_1_instancias.I28</svg:desc>
                </draw:g>
              </table:table-cell>
              <table:table-cell office:value-type="string">
                <text:p>Median Response Time</text:p>
                <draw:g>
                  <svg:desc>planilhas_wordpress_1_instancias.J28:planilhas_wordpress_1_instancias.J28</svg:desc>
                </draw:g>
              </table:table-cell>
              <table:table-cell office:value-type="string">
                <text:p>Average Response Time</text:p>
                <draw:g>
                  <svg:desc>planilhas_wordpress_1_instancias.K28:planilhas_wordpress_1_instancias.K28</svg:desc>
                </draw:g>
              </table:table-cell>
              <table:table-cell office:value-type="string">
                <text:p>Min Response Time</text:p>
                <draw:g>
                  <svg:desc>planilhas_wordpress_1_instancias.L28:planilhas_wordpress_1_instancias.L28</svg:desc>
                </draw:g>
              </table:table-cell>
              <table:table-cell office:value-type="string">
                <text:p>Max Response Time</text:p>
                <draw:g>
                  <svg:desc>planilhas_wordpress_1_instancias.M28:planilhas_wordpress_1_instancias.M28</svg:desc>
                </draw:g>
              </table:table-cell>
              <table:table-cell office:value-type="string">
                <text:p>Average Content Size</text:p>
                <draw:g>
                  <svg:desc>planilhas_wordpress_1_instancias.N28:planilhas_wordpress_1_instancias.N28</svg:desc>
                </draw:g>
              </table:table-cell>
              <table:table-cell office:value-type="string">
                <text:p>Requests/s</text:p>
                <draw:g>
                  <svg:desc>planilhas_wordpress_1_instancias.O28:planilhas_wordpress_1_instancias.O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planilhas_wordpress_1_instancias.G29:planilhas_wordpress_1_instancias.G31</svg:desc>
                </draw:g>
              </table:table-cell>
              <table:table-cell office:value-type="float" office:value="37">
                <text:p>37</text:p>
                <draw:g>
                  <svg:desc>planilhas_wordpress_1_instancias.H29:planilhas_wordpress_1_instancias.H31</svg:desc>
                </draw:g>
              </table:table-cell>
              <table:table-cell office:value-type="float" office:value="0">
                <text:p>0</text:p>
                <draw:g>
                  <svg:desc>planilhas_wordpress_1_instancias.I29:planilhas_wordpress_1_instancias.I31</svg:desc>
                </draw:g>
              </table:table-cell>
              <table:table-cell office:value-type="float" office:value="170">
                <text:p>170</text:p>
                <draw:g>
                  <svg:desc>planilhas_wordpress_1_instancias.J29:planilhas_wordpress_1_instancias.J31</svg:desc>
                </draw:g>
              </table:table-cell>
              <table:table-cell office:value-type="float" office:value="193.340158757417">
                <text:p>193.340158757417</text:p>
                <draw:g>
                  <svg:desc>planilhas_wordpress_1_instancias.K29:planilhas_wordpress_1_instancias.K31</svg:desc>
                </draw:g>
              </table:table-cell>
              <table:table-cell office:value-type="float" office:value="126.060788999894">
                <text:p>126.060788999894</text:p>
                <draw:g>
                  <svg:desc>planilhas_wordpress_1_instancias.L29:planilhas_wordpress_1_instancias.L31</svg:desc>
                </draw:g>
              </table:table-cell>
              <table:table-cell office:value-type="float" office:value="502.606723995996">
                <text:p>502.606723995996</text:p>
                <draw:g>
                  <svg:desc>planilhas_wordpress_1_instancias.M29:planilhas_wordpress_1_instancias.M31</svg:desc>
                </draw:g>
              </table:table-cell>
              <table:table-cell office:value-type="float" office:value="463903">
                <text:p>463903</text:p>
                <draw:g>
                  <svg:desc>planilhas_wordpress_1_instancias.N29:planilhas_wordpress_1_instancias.N31</svg:desc>
                </draw:g>
              </table:table-cell>
              <table:table-cell office:value-type="float" office:value="0.375926275846707">
                <text:p>0.375926275846707</text:p>
                <draw:g>
                  <svg:desc>planilhas_wordpress_1_instancias.O29:planilhas_wordpress_1_instancias.O31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1900">
                <text:p>1900</text:p>
              </table:table-cell>
              <table:table-cell office:value-type="float" office:value="2189.6633851288">
                <text:p>2189.6633851288</text:p>
              </table:table-cell>
              <table:table-cell office:value-type="float" office:value="161.65891799028">
                <text:p>161.65891799028</text:p>
              </table:table-cell>
              <table:table-cell office:value-type="float" office:value="8564.59222400736">
                <text:p>8564.59222400736</text:p>
              </table:table-cell>
              <table:table-cell office:value-type="float" office:value="463903">
                <text:p>463903</text:p>
              </table:table-cell>
              <table:table-cell office:value-type="float" office:value="2.08329703817886">
                <text:p>2.08329703817886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459">
                <text:p>459</text:p>
              </table:table-cell>
              <table:table-cell office:value-type="float" office:value="228">
                <text:p>228</text:p>
              </table:table-cell>
              <table:table-cell office:value-type="float" office:value="26000">
                <text:p>26000</text:p>
              </table:table-cell>
              <table:table-cell office:value-type="float" office:value="21566.3041772876">
                <text:p>21566.3041772876</text:p>
              </table:table-cell>
              <table:table-cell office:value-type="float" office:value="1.87649299914483">
                <text:p>1.87649299914483</text:p>
              </table:table-cell>
              <table:table-cell office:value-type="float" office:value="133328.128170993">
                <text:p>133328.128170993</text:p>
              </table:table-cell>
              <table:table-cell office:value-type="float" office:value="233524.196078431">
                <text:p>233524.196078431</text:p>
              </table:table-cell>
              <table:table-cell office:value-type="float" office:value="3.37875519159762">
                <text:p>3.378755191597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11.598cm" svg:y="0.74cm" chart:style-name="ch2">
          <text:p>get text 400kb</text:p>
        </chart:title>
        <chart:legend chart:legend-position="end" svg:x="11.459cm" svg:y="2.46cm" style:legend-expansion="high" chart:style-name="ch3"/>
        <chart:plot-area chart:style-name="ch4" table:cell-range-address="planilhas_wordpress_1_instancias.G34:planilhas_wordpress_1_instancias.O37" chart:data-source-has-labels="both" svg:x="0.319cm" svg:y="1.275cm" svg:width="10.821cm" svg:height="7.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792cm" svg:y="1.344cm" svg:width="9.236cm" svg:height="6.83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planilhas_wordpress_1_instancias.G35:planilhas_wordpress_1_instancias.G3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planilhas_wordpress_1_instancias.H35:planilhas_wordpress_1_instancias.H37" chart:label-cell-address="planilhas_wordpress_1_instancias.H34:planilhas_wordpress_1_instancias.H34" chart:class="chart:bar">
            <chart:data-point chart:repeated="3"/>
          </chart:series>
          <chart:series chart:style-name="ch9" chart:values-cell-range-address="planilhas_wordpress_1_instancias.I35:planilhas_wordpress_1_instancias.I37" chart:label-cell-address="planilhas_wordpress_1_instancias.I34:planilhas_wordpress_1_instancias.I34" chart:class="chart:bar">
            <chart:data-point chart:repeated="3"/>
          </chart:series>
          <chart:series chart:style-name="ch10" chart:values-cell-range-address="planilhas_wordpress_1_instancias.J35:planilhas_wordpress_1_instancias.J37" chart:label-cell-address="planilhas_wordpress_1_instancias.J34:planilhas_wordpress_1_instancias.J34" chart:class="chart:bar">
            <chart:data-point chart:repeated="3"/>
          </chart:series>
          <chart:series chart:style-name="ch11" chart:values-cell-range-address="planilhas_wordpress_1_instancias.K35:planilhas_wordpress_1_instancias.K37" chart:label-cell-address="planilhas_wordpress_1_instancias.K34:planilhas_wordpress_1_instancias.K34" chart:class="chart:bar">
            <chart:data-point chart:repeated="3"/>
          </chart:series>
          <chart:series chart:style-name="ch12" chart:values-cell-range-address="planilhas_wordpress_1_instancias.L35:planilhas_wordpress_1_instancias.L37" chart:label-cell-address="planilhas_wordpress_1_instancias.L34:planilhas_wordpress_1_instancias.L34" chart:class="chart:bar">
            <chart:data-point chart:repeated="3"/>
          </chart:series>
          <chart:series chart:style-name="ch13" chart:values-cell-range-address="planilhas_wordpress_1_instancias.M35:planilhas_wordpress_1_instancias.M37" chart:label-cell-address="planilhas_wordpress_1_instancias.M34:planilhas_wordpress_1_instancias.M34" chart:class="chart:bar">
            <chart:data-point chart:repeated="3"/>
          </chart:series>
          <chart:series chart:style-name="ch14" chart:values-cell-range-address="planilhas_wordpress_1_instancias.N35:planilhas_wordpress_1_instancias.N37" chart:label-cell-address="planilhas_wordpress_1_instancias.N34:planilhas_wordpress_1_instancias.N34" chart:class="chart:bar">
            <chart:data-point chart:repeated="3"/>
          </chart:series>
          <chart:series chart:style-name="ch15" chart:values-cell-range-address="planilhas_wordpress_1_instancias.O35:planilhas_wordpress_1_instancias.O37" chart:label-cell-address="planilhas_wordpress_1_instancias.O34:planilhas_wordpress_1_instancias.O34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planilhas_wordpress_1_instancias.H34:planilhas_wordpress_1_instancias.H34</svg:desc>
                </draw:g>
              </table:table-cell>
              <table:table-cell office:value-type="string">
                <text:p>Failure Count</text:p>
                <draw:g>
                  <svg:desc>planilhas_wordpress_1_instancias.I34:planilhas_wordpress_1_instancias.I34</svg:desc>
                </draw:g>
              </table:table-cell>
              <table:table-cell office:value-type="string">
                <text:p>Median Response Time</text:p>
                <draw:g>
                  <svg:desc>planilhas_wordpress_1_instancias.J34:planilhas_wordpress_1_instancias.J34</svg:desc>
                </draw:g>
              </table:table-cell>
              <table:table-cell office:value-type="string">
                <text:p>Average Response Time</text:p>
                <draw:g>
                  <svg:desc>planilhas_wordpress_1_instancias.K34:planilhas_wordpress_1_instancias.K34</svg:desc>
                </draw:g>
              </table:table-cell>
              <table:table-cell office:value-type="string">
                <text:p>Min Response Time</text:p>
                <draw:g>
                  <svg:desc>planilhas_wordpress_1_instancias.L34:planilhas_wordpress_1_instancias.L34</svg:desc>
                </draw:g>
              </table:table-cell>
              <table:table-cell office:value-type="string">
                <text:p>Max Response Time</text:p>
                <draw:g>
                  <svg:desc>planilhas_wordpress_1_instancias.M34:planilhas_wordpress_1_instancias.M34</svg:desc>
                </draw:g>
              </table:table-cell>
              <table:table-cell office:value-type="string">
                <text:p>Average Content Size</text:p>
                <draw:g>
                  <svg:desc>planilhas_wordpress_1_instancias.N34:planilhas_wordpress_1_instancias.N34</svg:desc>
                </draw:g>
              </table:table-cell>
              <table:table-cell office:value-type="string">
                <text:p>Requests/s</text:p>
                <draw:g>
                  <svg:desc>planilhas_wordpress_1_instancias.O34:planilhas_wordpress_1_instancias.O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planilhas_wordpress_1_instancias.G35:planilhas_wordpress_1_instancias.G37</svg:desc>
                </draw:g>
              </table:table-cell>
              <table:table-cell office:value-type="float" office:value="121">
                <text:p>121</text:p>
                <draw:g>
                  <svg:desc>planilhas_wordpress_1_instancias.H35:planilhas_wordpress_1_instancias.H37</svg:desc>
                </draw:g>
              </table:table-cell>
              <table:table-cell office:value-type="float" office:value="0">
                <text:p>0</text:p>
                <draw:g>
                  <svg:desc>planilhas_wordpress_1_instancias.I35:planilhas_wordpress_1_instancias.I37</svg:desc>
                </draw:g>
              </table:table-cell>
              <table:table-cell office:value-type="float" office:value="160">
                <text:p>160</text:p>
                <draw:g>
                  <svg:desc>planilhas_wordpress_1_instancias.J35:planilhas_wordpress_1_instancias.J37</svg:desc>
                </draw:g>
              </table:table-cell>
              <table:table-cell office:value-type="float" office:value="169.66585333068">
                <text:p>169.66585333068</text:p>
                <draw:g>
                  <svg:desc>planilhas_wordpress_1_instancias.K35:planilhas_wordpress_1_instancias.K37</svg:desc>
                </draw:g>
              </table:table-cell>
              <table:table-cell office:value-type="float" office:value="111.784876004094">
                <text:p>111.784876004094</text:p>
                <draw:g>
                  <svg:desc>planilhas_wordpress_1_instancias.L35:planilhas_wordpress_1_instancias.L37</svg:desc>
                </draw:g>
              </table:table-cell>
              <table:table-cell office:value-type="float" office:value="456.877181000891">
                <text:p>456.877181000891</text:p>
                <draw:g>
                  <svg:desc>planilhas_wordpress_1_instancias.M35:planilhas_wordpress_1_instancias.M37</svg:desc>
                </draw:g>
              </table:table-cell>
              <table:table-cell office:value-type="float" office:value="470281">
                <text:p>470281</text:p>
                <draw:g>
                  <svg:desc>planilhas_wordpress_1_instancias.N35:planilhas_wordpress_1_instancias.N37</svg:desc>
                </draw:g>
              </table:table-cell>
              <table:table-cell office:value-type="float" office:value="1.22938052371491">
                <text:p>1.22938052371491</text:p>
                <draw:g>
                  <svg:desc>planilhas_wordpress_1_instancias.O35:planilhas_wordpress_1_instancias.O37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850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1600">
                <text:p>1600</text:p>
              </table:table-cell>
              <table:table-cell office:value-type="float" office:value="1955.26568054461">
                <text:p>1955.26568054461</text:p>
              </table:table-cell>
              <table:table-cell office:value-type="float" office:value="148.981163991266">
                <text:p>148.981163991266</text:p>
              </table:table-cell>
              <table:table-cell office:value-type="float" office:value="8564.59286499012">
                <text:p>8564.59286499012</text:p>
              </table:table-cell>
              <table:table-cell office:value-type="float" office:value="470281">
                <text:p>470281</text:p>
              </table:table-cell>
              <table:table-cell office:value-type="float" office:value="8.72316493818737">
                <text:p>8.72316493818737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854">
                <text:p>1854</text:p>
              </table:table-cell>
              <table:table-cell office:value-type="float" office:value="884">
                <text:p>884</text:p>
              </table:table-cell>
              <table:table-cell office:value-type="float" office:value="26000">
                <text:p>26000</text:p>
              </table:table-cell>
              <table:table-cell office:value-type="float" office:value="20715.1513681741">
                <text:p>20715.1513681741</text:p>
              </table:table-cell>
              <table:table-cell office:value-type="float" office:value="1.9532949954737">
                <text:p>1.9532949954737</text:p>
              </table:table-cell>
              <table:table-cell office:value-type="float" office:value="133485.096988006">
                <text:p>133485.096988006</text:p>
              </table:table-cell>
              <table:table-cell office:value-type="float" office:value="246105.754045307">
                <text:p>246105.754045307</text:p>
              </table:table-cell>
              <table:table-cell office:value-type="float" office:value="13.6475209699825">
                <text:p>13.64752096998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1.686cm" svg:y="0.792cm" chart:style-name="ch2">
          <text:p>get image 1mb</text:p>
        </chart:title>
        <chart:legend chart:legend-position="end" svg:x="11.461cm" svg:y="2.458cm" style:legend-expansion="high" chart:style-name="ch3"/>
        <chart:plot-area chart:style-name="ch4" table:cell-range-address="planilhas_wordpress_1_instancias.G41:planilhas_wordpress_1_instancias.O44" chart:data-source-has-labels="both" svg:x="0.32cm" svg:y="1.275cm" svg:width="10.821cm" svg:height="7.5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682cm" svg:y="1.354cm" svg:width="9.459cm" svg:height="6.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planilhas_wordpress_1_instancias.G42:planilhas_wordpress_1_instancias.G44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planilhas_wordpress_1_instancias.H42:planilhas_wordpress_1_instancias.H44" chart:label-cell-address="planilhas_wordpress_1_instancias.H41:planilhas_wordpress_1_instancias.H41" chart:class="chart:bar">
            <chart:data-point chart:repeated="3"/>
          </chart:series>
          <chart:series chart:style-name="ch9" chart:values-cell-range-address="planilhas_wordpress_1_instancias.I42:planilhas_wordpress_1_instancias.I44" chart:label-cell-address="planilhas_wordpress_1_instancias.I41:planilhas_wordpress_1_instancias.I41" chart:class="chart:bar">
            <chart:data-point chart:repeated="3"/>
          </chart:series>
          <chart:series chart:style-name="ch10" chart:values-cell-range-address="planilhas_wordpress_1_instancias.J42:planilhas_wordpress_1_instancias.J44" chart:label-cell-address="planilhas_wordpress_1_instancias.J41:planilhas_wordpress_1_instancias.J41" chart:class="chart:bar">
            <chart:data-point chart:repeated="3"/>
          </chart:series>
          <chart:series chart:style-name="ch11" chart:values-cell-range-address="planilhas_wordpress_1_instancias.K42:planilhas_wordpress_1_instancias.K44" chart:label-cell-address="planilhas_wordpress_1_instancias.K41:planilhas_wordpress_1_instancias.K41" chart:class="chart:bar">
            <chart:data-point chart:repeated="3"/>
          </chart:series>
          <chart:series chart:style-name="ch12" chart:values-cell-range-address="planilhas_wordpress_1_instancias.L42:planilhas_wordpress_1_instancias.L44" chart:label-cell-address="planilhas_wordpress_1_instancias.L41:planilhas_wordpress_1_instancias.L41" chart:class="chart:bar">
            <chart:data-point chart:repeated="3"/>
          </chart:series>
          <chart:series chart:style-name="ch13" chart:values-cell-range-address="planilhas_wordpress_1_instancias.M42:planilhas_wordpress_1_instancias.M44" chart:label-cell-address="planilhas_wordpress_1_instancias.M41:planilhas_wordpress_1_instancias.M41" chart:class="chart:bar">
            <chart:data-point chart:repeated="3"/>
          </chart:series>
          <chart:series chart:style-name="ch14" chart:values-cell-range-address="planilhas_wordpress_1_instancias.N42:planilhas_wordpress_1_instancias.N44" chart:label-cell-address="planilhas_wordpress_1_instancias.N41:planilhas_wordpress_1_instancias.N41" chart:class="chart:bar">
            <chart:data-point chart:repeated="3"/>
          </chart:series>
          <chart:series chart:style-name="ch15" chart:values-cell-range-address="planilhas_wordpress_1_instancias.O42:planilhas_wordpress_1_instancias.O44" chart:label-cell-address="planilhas_wordpress_1_instancias.O41:planilhas_wordpress_1_instancias.O41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planilhas_wordpress_1_instancias.H41:planilhas_wordpress_1_instancias.H41</svg:desc>
                </draw:g>
              </table:table-cell>
              <table:table-cell office:value-type="string">
                <text:p>Failure Count</text:p>
                <draw:g>
                  <svg:desc>planilhas_wordpress_1_instancias.I41:planilhas_wordpress_1_instancias.I41</svg:desc>
                </draw:g>
              </table:table-cell>
              <table:table-cell office:value-type="string">
                <text:p>Median Response Time</text:p>
                <draw:g>
                  <svg:desc>planilhas_wordpress_1_instancias.J41:planilhas_wordpress_1_instancias.J41</svg:desc>
                </draw:g>
              </table:table-cell>
              <table:table-cell office:value-type="string">
                <text:p>Average Response Time</text:p>
                <draw:g>
                  <svg:desc>planilhas_wordpress_1_instancias.K41:planilhas_wordpress_1_instancias.K41</svg:desc>
                </draw:g>
              </table:table-cell>
              <table:table-cell office:value-type="string">
                <text:p>Min Response Time</text:p>
                <draw:g>
                  <svg:desc>planilhas_wordpress_1_instancias.L41:planilhas_wordpress_1_instancias.L41</svg:desc>
                </draw:g>
              </table:table-cell>
              <table:table-cell office:value-type="string">
                <text:p>Max Response Time</text:p>
                <draw:g>
                  <svg:desc>planilhas_wordpress_1_instancias.M41:planilhas_wordpress_1_instancias.M41</svg:desc>
                </draw:g>
              </table:table-cell>
              <table:table-cell office:value-type="string">
                <text:p>Average Content Size</text:p>
                <draw:g>
                  <svg:desc>planilhas_wordpress_1_instancias.N41:planilhas_wordpress_1_instancias.N41</svg:desc>
                </draw:g>
              </table:table-cell>
              <table:table-cell office:value-type="string">
                <text:p>Requests/s</text:p>
                <draw:g>
                  <svg:desc>planilhas_wordpress_1_instancias.O41:planilhas_wordpress_1_instancias.O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planilhas_wordpress_1_instancias.G42:planilhas_wordpress_1_instancias.G44</svg:desc>
                </draw:g>
              </table:table-cell>
              <table:table-cell office:value-type="float" office:value="60">
                <text:p>60</text:p>
                <draw:g>
                  <svg:desc>planilhas_wordpress_1_instancias.H42:planilhas_wordpress_1_instancias.H44</svg:desc>
                </draw:g>
              </table:table-cell>
              <table:table-cell office:value-type="float" office:value="0">
                <text:p>0</text:p>
                <draw:g>
                  <svg:desc>planilhas_wordpress_1_instancias.I42:planilhas_wordpress_1_instancias.I44</svg:desc>
                </draw:g>
              </table:table-cell>
              <table:table-cell office:value-type="float" office:value="130">
                <text:p>130</text:p>
                <draw:g>
                  <svg:desc>planilhas_wordpress_1_instancias.J42:planilhas_wordpress_1_instancias.J44</svg:desc>
                </draw:g>
              </table:table-cell>
              <table:table-cell office:value-type="float" office:value="145.89982560016">
                <text:p>145.89982560016</text:p>
                <draw:g>
                  <svg:desc>planilhas_wordpress_1_instancias.K42:planilhas_wordpress_1_instancias.K44</svg:desc>
                </draw:g>
              </table:table-cell>
              <table:table-cell office:value-type="float" office:value="94.9189230013872">
                <text:p>94.9189230013872</text:p>
                <draw:g>
                  <svg:desc>planilhas_wordpress_1_instancias.L42:planilhas_wordpress_1_instancias.L44</svg:desc>
                </draw:g>
              </table:table-cell>
              <table:table-cell office:value-type="float" office:value="435.954631000641">
                <text:p>435.954631000641</text:p>
                <draw:g>
                  <svg:desc>planilhas_wordpress_1_instancias.M42:planilhas_wordpress_1_instancias.M44</svg:desc>
                </draw:g>
              </table:table-cell>
              <table:table-cell office:value-type="float" office:value="60533">
                <text:p>60533</text:p>
                <draw:g>
                  <svg:desc>planilhas_wordpress_1_instancias.N42:planilhas_wordpress_1_instancias.N44</svg:desc>
                </draw:g>
              </table:table-cell>
              <table:table-cell office:value-type="float" office:value="0.609610177048714">
                <text:p>0.609610177048714</text:p>
                <draw:g>
                  <svg:desc>planilhas_wordpress_1_instancias.O42:planilhas_wordpress_1_instancias.O44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411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1200">
                <text:p>1200</text:p>
              </table:table-cell>
              <table:table-cell office:value-type="float" office:value="1433.70900756688">
                <text:p>1433.70900756688</text:p>
              </table:table-cell>
              <table:table-cell office:value-type="float" office:value="122.241815013695">
                <text:p>122.241815013695</text:p>
              </table:table-cell>
              <table:table-cell office:value-type="float" office:value="8432.56109699723">
                <text:p>8432.56109699723</text:p>
              </table:table-cell>
              <table:table-cell office:value-type="float" office:value="60533">
                <text:p>60533</text:p>
              </table:table-cell>
              <table:table-cell office:value-type="float" office:value="4.21790681128824">
                <text:p>4.21790681128824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926">
                <text:p>926</text:p>
              </table:table-cell>
              <table:table-cell office:value-type="float" office:value="417">
                <text:p>417</text:p>
              </table:table-cell>
              <table:table-cell office:value-type="float" office:value="26000">
                <text:p>26000</text:p>
              </table:table-cell>
              <table:table-cell office:value-type="float" office:value="20421.2690261296">
                <text:p>20421.2690261296</text:p>
              </table:table-cell>
              <table:table-cell office:value-type="float" office:value="2.01622500026133">
                <text:p>2.01622500026133</text:p>
              </table:table-cell>
              <table:table-cell office:value-type="float" office:value="133648.785881">
                <text:p>133648.785881</text:p>
              </table:table-cell>
              <table:table-cell office:value-type="float" office:value="33324.0777537797">
                <text:p>33324.0777537797</text:p>
              </table:table-cell>
              <table:table-cell office:value-type="float" office:value="6.81639936256949">
                <text:p>6.816399362569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11.54cm" svg:y="0.819cm" chart:style-name="ch2">
          <text:p>get image 300kb</text:p>
        </chart:title>
        <chart:legend chart:legend-position="end" svg:x="11.459cm" svg:y="2.461cm" style:legend-expansion="high" chart:style-name="ch3"/>
        <chart:plot-area chart:style-name="ch4" table:cell-range-address="planilhas_wordpress_1_instancias.G47:planilhas_wordpress_1_instancias.O50" chart:data-source-has-labels="both" svg:x="0.319cm" svg:y="1.275cm" svg:width="10.821cm" svg:height="7.55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794cm" svg:y="1.344cm" svg:width="9.233cm" svg:height="6.83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planilhas_wordpress_1_instancias.G48:planilhas_wordpress_1_instancias.G50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planilhas_wordpress_1_instancias.H48:planilhas_wordpress_1_instancias.H50" chart:label-cell-address="planilhas_wordpress_1_instancias.H47:planilhas_wordpress_1_instancias.H47" chart:class="chart:bar">
            <chart:data-point chart:repeated="3"/>
          </chart:series>
          <chart:series chart:style-name="ch9" chart:values-cell-range-address="planilhas_wordpress_1_instancias.I48:planilhas_wordpress_1_instancias.I50" chart:label-cell-address="planilhas_wordpress_1_instancias.I47:planilhas_wordpress_1_instancias.I47" chart:class="chart:bar">
            <chart:data-point chart:repeated="3"/>
          </chart:series>
          <chart:series chart:style-name="ch10" chart:values-cell-range-address="planilhas_wordpress_1_instancias.J48:planilhas_wordpress_1_instancias.J50" chart:label-cell-address="planilhas_wordpress_1_instancias.J47:planilhas_wordpress_1_instancias.J47" chart:class="chart:bar">
            <chart:data-point chart:repeated="3"/>
          </chart:series>
          <chart:series chart:style-name="ch11" chart:values-cell-range-address="planilhas_wordpress_1_instancias.K48:planilhas_wordpress_1_instancias.K50" chart:label-cell-address="planilhas_wordpress_1_instancias.K47:planilhas_wordpress_1_instancias.K47" chart:class="chart:bar">
            <chart:data-point chart:repeated="3"/>
          </chart:series>
          <chart:series chart:style-name="ch12" chart:values-cell-range-address="planilhas_wordpress_1_instancias.L48:planilhas_wordpress_1_instancias.L50" chart:label-cell-address="planilhas_wordpress_1_instancias.L47:planilhas_wordpress_1_instancias.L47" chart:class="chart:bar">
            <chart:data-point chart:repeated="3"/>
          </chart:series>
          <chart:series chart:style-name="ch13" chart:values-cell-range-address="planilhas_wordpress_1_instancias.M48:planilhas_wordpress_1_instancias.M50" chart:label-cell-address="planilhas_wordpress_1_instancias.M47:planilhas_wordpress_1_instancias.M47" chart:class="chart:bar">
            <chart:data-point chart:repeated="3"/>
          </chart:series>
          <chart:series chart:style-name="ch14" chart:values-cell-range-address="planilhas_wordpress_1_instancias.N48:planilhas_wordpress_1_instancias.N50" chart:label-cell-address="planilhas_wordpress_1_instancias.N47:planilhas_wordpress_1_instancias.N47" chart:class="chart:bar">
            <chart:data-point chart:repeated="3"/>
          </chart:series>
          <chart:series chart:style-name="ch15" chart:values-cell-range-address="planilhas_wordpress_1_instancias.O48:planilhas_wordpress_1_instancias.O50" chart:label-cell-address="planilhas_wordpress_1_instancias.O47:planilhas_wordpress_1_instancias.O47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planilhas_wordpress_1_instancias.H47:planilhas_wordpress_1_instancias.H47</svg:desc>
                </draw:g>
              </table:table-cell>
              <table:table-cell office:value-type="string">
                <text:p>Failure Count</text:p>
                <draw:g>
                  <svg:desc>planilhas_wordpress_1_instancias.I47:planilhas_wordpress_1_instancias.I47</svg:desc>
                </draw:g>
              </table:table-cell>
              <table:table-cell office:value-type="string">
                <text:p>Median Response Time</text:p>
                <draw:g>
                  <svg:desc>planilhas_wordpress_1_instancias.J47:planilhas_wordpress_1_instancias.J47</svg:desc>
                </draw:g>
              </table:table-cell>
              <table:table-cell office:value-type="string">
                <text:p>Average Response Time</text:p>
                <draw:g>
                  <svg:desc>planilhas_wordpress_1_instancias.K47:planilhas_wordpress_1_instancias.K47</svg:desc>
                </draw:g>
              </table:table-cell>
              <table:table-cell office:value-type="string">
                <text:p>Min Response Time</text:p>
                <draw:g>
                  <svg:desc>planilhas_wordpress_1_instancias.L47:planilhas_wordpress_1_instancias.L47</svg:desc>
                </draw:g>
              </table:table-cell>
              <table:table-cell office:value-type="string">
                <text:p>Max Response Time</text:p>
                <draw:g>
                  <svg:desc>planilhas_wordpress_1_instancias.M47:planilhas_wordpress_1_instancias.M47</svg:desc>
                </draw:g>
              </table:table-cell>
              <table:table-cell office:value-type="string">
                <text:p>Average Content Size</text:p>
                <draw:g>
                  <svg:desc>planilhas_wordpress_1_instancias.N47:planilhas_wordpress_1_instancias.N47</svg:desc>
                </draw:g>
              </table:table-cell>
              <table:table-cell office:value-type="string">
                <text:p>Requests/s</text:p>
                <draw:g>
                  <svg:desc>planilhas_wordpress_1_instancias.O47:planilhas_wordpress_1_instancias.O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planilhas_wordpress_1_instancias.G48:planilhas_wordpress_1_instancias.G50</svg:desc>
                </draw:g>
              </table:table-cell>
              <table:table-cell office:value-type="float" office:value="101">
                <text:p>101</text:p>
                <draw:g>
                  <svg:desc>planilhas_wordpress_1_instancias.H48:planilhas_wordpress_1_instancias.H50</svg:desc>
                </draw:g>
              </table:table-cell>
              <table:table-cell office:value-type="float" office:value="0">
                <text:p>0</text:p>
                <draw:g>
                  <svg:desc>planilhas_wordpress_1_instancias.I48:planilhas_wordpress_1_instancias.I50</svg:desc>
                </draw:g>
              </table:table-cell>
              <table:table-cell office:value-type="float" office:value="120">
                <text:p>120</text:p>
                <draw:g>
                  <svg:desc>planilhas_wordpress_1_instancias.J48:planilhas_wordpress_1_instancias.J50</svg:desc>
                </draw:g>
              </table:table-cell>
              <table:table-cell office:value-type="float" office:value="126.338997138416">
                <text:p>126.338997138416</text:p>
                <draw:g>
                  <svg:desc>planilhas_wordpress_1_instancias.K48:planilhas_wordpress_1_instancias.K50</svg:desc>
                </draw:g>
              </table:table-cell>
              <table:table-cell office:value-type="float" office:value="89.9668619967997">
                <text:p>89.9668619967997</text:p>
                <draw:g>
                  <svg:desc>planilhas_wordpress_1_instancias.L48:planilhas_wordpress_1_instancias.L50</svg:desc>
                </draw:g>
              </table:table-cell>
              <table:table-cell office:value-type="float" office:value="190.98311199923">
                <text:p>190.98311199923</text:p>
                <draw:g>
                  <svg:desc>planilhas_wordpress_1_instancias.M48:planilhas_wordpress_1_instancias.M50</svg:desc>
                </draw:g>
              </table:table-cell>
              <table:table-cell office:value-type="float" office:value="60464">
                <text:p>60464</text:p>
                <draw:g>
                  <svg:desc>planilhas_wordpress_1_instancias.N48:planilhas_wordpress_1_instancias.N50</svg:desc>
                </draw:g>
              </table:table-cell>
              <table:table-cell office:value-type="float" office:value="1.02617713136534">
                <text:p>1.02617713136534</text:p>
                <draw:g>
                  <svg:desc>planilhas_wordpress_1_instancias.O48:planilhas_wordpress_1_instancias.O50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601">
                <text:p>601</text:p>
              </table:table-cell>
              <table:table-cell office:value-type="float" office:value="0">
                <text:p>0</text:p>
              </table:table-cell>
              <table:table-cell office:value-type="float" office:value="1200">
                <text:p>1200</text:p>
              </table:table-cell>
              <table:table-cell office:value-type="float" office:value="1541.18940396166">
                <text:p>1541.18940396166</text:p>
              </table:table-cell>
              <table:table-cell office:value-type="float" office:value="122.090732009383">
                <text:p>122.090732009383</text:p>
              </table:table-cell>
              <table:table-cell office:value-type="float" office:value="8521.46276499843">
                <text:p>8521.46276499843</text:p>
              </table:table-cell>
              <table:table-cell office:value-type="float" office:value="60464">
                <text:p>60464</text:p>
              </table:table-cell>
              <table:table-cell office:value-type="float" office:value="6.16779073864777">
                <text:p>6.16779073864777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430">
                <text:p>1430</text:p>
              </table:table-cell>
              <table:table-cell office:value-type="float" office:value="641">
                <text:p>641</text:p>
              </table:table-cell>
              <table:table-cell office:value-type="float" office:value="26000">
                <text:p>26000</text:p>
              </table:table-cell>
              <table:table-cell office:value-type="float" office:value="20449.8717703065">
                <text:p>20449.8717703065</text:p>
              </table:table-cell>
              <table:table-cell office:value-type="float" office:value="1.875519999885">
                <text:p>1.875519999885</text:p>
              </table:table-cell>
              <table:table-cell office:value-type="float" office:value="133331.640397009">
                <text:p>133331.640397009</text:p>
              </table:table-cell>
              <table:table-cell office:value-type="float" office:value="33413.7433566434">
                <text:p>33413.7433566434</text:p>
              </table:table-cell>
              <table:table-cell office:value-type="float" office:value="10.5264050631473">
                <text:p>10.52640506314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11.251cm" svg:y="0.609cm" chart:style-name="ch2">
          <text:p>get pagina principal</text:p>
        </chart:title>
        <chart:legend chart:legend-position="end" svg:x="11.459cm" svg:y="2.46cm" style:legend-expansion="high" chart:style-name="ch3"/>
        <chart:plot-area chart:style-name="ch4" table:cell-range-address="planilhas_wordpress_1_instancias.G29:planilhas_wordpress_1_instancias.O31 planilhas_wordpress_1_instancias.H28:planilhas_wordpress_1_instancias.O28" chart:data-source-has-labels="both" svg:x="0.319cm" svg:y="1.275cm" svg:width="10.821cm" svg:height="7.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792cm" svg:y="1.344cm" svg:width="9.236cm" svg:height="6.83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planilhas_wordpress_1_instancias.G29:planilhas_wordpress_1_instancias.G3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planilhas_wordpress_1_instancias.H29:planilhas_wordpress_1_instancias.H31" chart:label-cell-address="planilhas_wordpress_1_instancias.H28:planilhas_wordpress_1_instancias.H28" chart:class="chart:bar">
            <chart:data-point chart:repeated="3"/>
          </chart:series>
          <chart:series chart:style-name="ch9" chart:values-cell-range-address="planilhas_wordpress_1_instancias.I29:planilhas_wordpress_1_instancias.I31" chart:label-cell-address="planilhas_wordpress_1_instancias.I28:planilhas_wordpress_1_instancias.I28" chart:class="chart:bar">
            <chart:data-point chart:repeated="3"/>
          </chart:series>
          <chart:series chart:style-name="ch10" chart:values-cell-range-address="planilhas_wordpress_1_instancias.J29:planilhas_wordpress_1_instancias.J31" chart:label-cell-address="planilhas_wordpress_1_instancias.J28:planilhas_wordpress_1_instancias.J28" chart:class="chart:bar">
            <chart:data-point chart:repeated="3"/>
          </chart:series>
          <chart:series chart:style-name="ch11" chart:values-cell-range-address="planilhas_wordpress_1_instancias.K29:planilhas_wordpress_1_instancias.K31" chart:label-cell-address="planilhas_wordpress_1_instancias.K28:planilhas_wordpress_1_instancias.K28" chart:class="chart:bar">
            <chart:data-point chart:repeated="3"/>
          </chart:series>
          <chart:series chart:style-name="ch12" chart:values-cell-range-address="planilhas_wordpress_1_instancias.L29:planilhas_wordpress_1_instancias.L31" chart:label-cell-address="planilhas_wordpress_1_instancias.L28:planilhas_wordpress_1_instancias.L28" chart:class="chart:bar">
            <chart:data-point chart:repeated="3"/>
          </chart:series>
          <chart:series chart:style-name="ch13" chart:values-cell-range-address="planilhas_wordpress_1_instancias.M29:planilhas_wordpress_1_instancias.M31" chart:label-cell-address="planilhas_wordpress_1_instancias.M28:planilhas_wordpress_1_instancias.M28" chart:class="chart:bar">
            <chart:data-point chart:repeated="3"/>
          </chart:series>
          <chart:series chart:style-name="ch14" chart:values-cell-range-address="planilhas_wordpress_1_instancias.N29:planilhas_wordpress_1_instancias.N31" chart:label-cell-address="planilhas_wordpress_1_instancias.N28:planilhas_wordpress_1_instancias.N28" chart:class="chart:bar">
            <chart:data-point chart:repeated="3"/>
          </chart:series>
          <chart:series chart:style-name="ch15" chart:values-cell-range-address="planilhas_wordpress_1_instancias.O29:planilhas_wordpress_1_instancias.O31" chart:label-cell-address="planilhas_wordpress_1_instancias.O28:planilhas_wordpress_1_instancias.O28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planilhas_wordpress_1_instancias.H28:planilhas_wordpress_1_instancias.H28</svg:desc>
                </draw:g>
              </table:table-cell>
              <table:table-cell office:value-type="string">
                <text:p>Failure Count</text:p>
                <draw:g>
                  <svg:desc>planilhas_wordpress_1_instancias.I28:planilhas_wordpress_1_instancias.I28</svg:desc>
                </draw:g>
              </table:table-cell>
              <table:table-cell office:value-type="string">
                <text:p>Median Response Time</text:p>
                <draw:g>
                  <svg:desc>planilhas_wordpress_1_instancias.J28:planilhas_wordpress_1_instancias.J28</svg:desc>
                </draw:g>
              </table:table-cell>
              <table:table-cell office:value-type="string">
                <text:p>Average Response Time</text:p>
                <draw:g>
                  <svg:desc>planilhas_wordpress_1_instancias.K28:planilhas_wordpress_1_instancias.K28</svg:desc>
                </draw:g>
              </table:table-cell>
              <table:table-cell office:value-type="string">
                <text:p>Min Response Time</text:p>
                <draw:g>
                  <svg:desc>planilhas_wordpress_1_instancias.L28:planilhas_wordpress_1_instancias.L28</svg:desc>
                </draw:g>
              </table:table-cell>
              <table:table-cell office:value-type="string">
                <text:p>Max Response Time</text:p>
                <draw:g>
                  <svg:desc>planilhas_wordpress_1_instancias.M28:planilhas_wordpress_1_instancias.M28</svg:desc>
                </draw:g>
              </table:table-cell>
              <table:table-cell office:value-type="string">
                <text:p>Average Content Size</text:p>
                <draw:g>
                  <svg:desc>planilhas_wordpress_1_instancias.N28:planilhas_wordpress_1_instancias.N28</svg:desc>
                </draw:g>
              </table:table-cell>
              <table:table-cell office:value-type="string">
                <text:p>Requests/s</text:p>
                <draw:g>
                  <svg:desc>planilhas_wordpress_1_instancias.O28:planilhas_wordpress_1_instancias.O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planilhas_wordpress_1_instancias.G29:planilhas_wordpress_1_instancias.G31</svg:desc>
                </draw:g>
              </table:table-cell>
              <table:table-cell office:value-type="float" office:value="37">
                <text:p>37</text:p>
                <draw:g>
                  <svg:desc>planilhas_wordpress_1_instancias.H29:planilhas_wordpress_1_instancias.H31</svg:desc>
                </draw:g>
              </table:table-cell>
              <table:table-cell office:value-type="float" office:value="0">
                <text:p>0</text:p>
                <draw:g>
                  <svg:desc>planilhas_wordpress_1_instancias.I29:planilhas_wordpress_1_instancias.I31</svg:desc>
                </draw:g>
              </table:table-cell>
              <table:table-cell office:value-type="float" office:value="170">
                <text:p>170</text:p>
                <draw:g>
                  <svg:desc>planilhas_wordpress_1_instancias.J29:planilhas_wordpress_1_instancias.J31</svg:desc>
                </draw:g>
              </table:table-cell>
              <table:table-cell office:value-type="float" office:value="193.340158757417">
                <text:p>193.340158757417</text:p>
                <draw:g>
                  <svg:desc>planilhas_wordpress_1_instancias.K29:planilhas_wordpress_1_instancias.K31</svg:desc>
                </draw:g>
              </table:table-cell>
              <table:table-cell office:value-type="float" office:value="126.060788999894">
                <text:p>126.060788999894</text:p>
                <draw:g>
                  <svg:desc>planilhas_wordpress_1_instancias.L29:planilhas_wordpress_1_instancias.L31</svg:desc>
                </draw:g>
              </table:table-cell>
              <table:table-cell office:value-type="float" office:value="502.606723995996">
                <text:p>502.606723995996</text:p>
                <draw:g>
                  <svg:desc>planilhas_wordpress_1_instancias.M29:planilhas_wordpress_1_instancias.M31</svg:desc>
                </draw:g>
              </table:table-cell>
              <table:table-cell office:value-type="float" office:value="463903">
                <text:p>463903</text:p>
                <draw:g>
                  <svg:desc>planilhas_wordpress_1_instancias.N29:planilhas_wordpress_1_instancias.N31</svg:desc>
                </draw:g>
              </table:table-cell>
              <table:table-cell office:value-type="float" office:value="0.375926275846707">
                <text:p>0.375926275846707</text:p>
                <draw:g>
                  <svg:desc>planilhas_wordpress_1_instancias.O29:planilhas_wordpress_1_instancias.O31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1900">
                <text:p>1900</text:p>
              </table:table-cell>
              <table:table-cell office:value-type="float" office:value="2189.6633851288">
                <text:p>2189.6633851288</text:p>
              </table:table-cell>
              <table:table-cell office:value-type="float" office:value="161.65891799028">
                <text:p>161.65891799028</text:p>
              </table:table-cell>
              <table:table-cell office:value-type="float" office:value="8564.59222400736">
                <text:p>8564.59222400736</text:p>
              </table:table-cell>
              <table:table-cell office:value-type="float" office:value="463903">
                <text:p>463903</text:p>
              </table:table-cell>
              <table:table-cell office:value-type="float" office:value="2.08329703817886">
                <text:p>2.08329703817886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459">
                <text:p>459</text:p>
              </table:table-cell>
              <table:table-cell office:value-type="float" office:value="228">
                <text:p>228</text:p>
              </table:table-cell>
              <table:table-cell office:value-type="float" office:value="26000">
                <text:p>26000</text:p>
              </table:table-cell>
              <table:table-cell office:value-type="float" office:value="21566.3041772876">
                <text:p>21566.3041772876</text:p>
              </table:table-cell>
              <table:table-cell office:value-type="float" office:value="1.87649299914483">
                <text:p>1.87649299914483</text:p>
              </table:table-cell>
              <table:table-cell office:value-type="float" office:value="133328.128170993">
                <text:p>133328.128170993</text:p>
              </table:table-cell>
              <table:table-cell office:value-type="float" office:value="233524.196078431">
                <text:p>233524.196078431</text:p>
              </table:table-cell>
              <table:table-cell office:value-type="float" office:value="3.37875519159762">
                <text:p>3.378755191597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11.598cm" svg:y="0.742cm" chart:style-name="ch2">
          <text:p>get text 400kb</text:p>
        </chart:title>
        <chart:legend chart:legend-position="end" svg:x="11.459cm" svg:y="2.46cm" style:legend-expansion="high" chart:style-name="ch3"/>
        <chart:plot-area chart:style-name="ch4" table:cell-range-address="planilhas_wordpress_1_instancias.G35:planilhas_wordpress_1_instancias.O37 planilhas_wordpress_1_instancias.H34:planilhas_wordpress_1_instancias.O34" chart:data-source-has-labels="both" svg:x="0.319cm" svg:y="1.275cm" svg:width="10.821cm" svg:height="7.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792cm" svg:y="1.344cm" svg:width="9.236cm" svg:height="6.83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planilhas_wordpress_1_instancias.G35:planilhas_wordpress_1_instancias.G3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planilhas_wordpress_1_instancias.H35:planilhas_wordpress_1_instancias.H37" chart:label-cell-address="planilhas_wordpress_1_instancias.H34:planilhas_wordpress_1_instancias.H34" chart:class="chart:bar">
            <chart:data-point chart:repeated="3"/>
          </chart:series>
          <chart:series chart:style-name="ch9" chart:values-cell-range-address="planilhas_wordpress_1_instancias.I35:planilhas_wordpress_1_instancias.I37" chart:label-cell-address="planilhas_wordpress_1_instancias.I34:planilhas_wordpress_1_instancias.I34" chart:class="chart:bar">
            <chart:data-point chart:repeated="3"/>
          </chart:series>
          <chart:series chart:style-name="ch10" chart:values-cell-range-address="planilhas_wordpress_1_instancias.J35:planilhas_wordpress_1_instancias.J37" chart:label-cell-address="planilhas_wordpress_1_instancias.J34:planilhas_wordpress_1_instancias.J34" chart:class="chart:bar">
            <chart:data-point chart:repeated="3"/>
          </chart:series>
          <chart:series chart:style-name="ch11" chart:values-cell-range-address="planilhas_wordpress_1_instancias.K35:planilhas_wordpress_1_instancias.K37" chart:label-cell-address="planilhas_wordpress_1_instancias.K34:planilhas_wordpress_1_instancias.K34" chart:class="chart:bar">
            <chart:data-point chart:repeated="3"/>
          </chart:series>
          <chart:series chart:style-name="ch12" chart:values-cell-range-address="planilhas_wordpress_1_instancias.L35:planilhas_wordpress_1_instancias.L37" chart:label-cell-address="planilhas_wordpress_1_instancias.L34:planilhas_wordpress_1_instancias.L34" chart:class="chart:bar">
            <chart:data-point chart:repeated="3"/>
          </chart:series>
          <chart:series chart:style-name="ch13" chart:values-cell-range-address="planilhas_wordpress_1_instancias.M35:planilhas_wordpress_1_instancias.M37" chart:label-cell-address="planilhas_wordpress_1_instancias.M34:planilhas_wordpress_1_instancias.M34" chart:class="chart:bar">
            <chart:data-point chart:repeated="3"/>
          </chart:series>
          <chart:series chart:style-name="ch14" chart:values-cell-range-address="planilhas_wordpress_1_instancias.N35:planilhas_wordpress_1_instancias.N37" chart:label-cell-address="planilhas_wordpress_1_instancias.N34:planilhas_wordpress_1_instancias.N34" chart:class="chart:bar">
            <chart:data-point chart:repeated="3"/>
          </chart:series>
          <chart:series chart:style-name="ch15" chart:values-cell-range-address="planilhas_wordpress_1_instancias.O35:planilhas_wordpress_1_instancias.O37" chart:label-cell-address="planilhas_wordpress_1_instancias.O34:planilhas_wordpress_1_instancias.O34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planilhas_wordpress_1_instancias.H34:planilhas_wordpress_1_instancias.H34</svg:desc>
                </draw:g>
              </table:table-cell>
              <table:table-cell office:value-type="string">
                <text:p>Failure Count</text:p>
                <draw:g>
                  <svg:desc>planilhas_wordpress_1_instancias.I34:planilhas_wordpress_1_instancias.I34</svg:desc>
                </draw:g>
              </table:table-cell>
              <table:table-cell office:value-type="string">
                <text:p>Median Response Time</text:p>
                <draw:g>
                  <svg:desc>planilhas_wordpress_1_instancias.J34:planilhas_wordpress_1_instancias.J34</svg:desc>
                </draw:g>
              </table:table-cell>
              <table:table-cell office:value-type="string">
                <text:p>Average Response Time</text:p>
                <draw:g>
                  <svg:desc>planilhas_wordpress_1_instancias.K34:planilhas_wordpress_1_instancias.K34</svg:desc>
                </draw:g>
              </table:table-cell>
              <table:table-cell office:value-type="string">
                <text:p>Min Response Time</text:p>
                <draw:g>
                  <svg:desc>planilhas_wordpress_1_instancias.L34:planilhas_wordpress_1_instancias.L34</svg:desc>
                </draw:g>
              </table:table-cell>
              <table:table-cell office:value-type="string">
                <text:p>Max Response Time</text:p>
                <draw:g>
                  <svg:desc>planilhas_wordpress_1_instancias.M34:planilhas_wordpress_1_instancias.M34</svg:desc>
                </draw:g>
              </table:table-cell>
              <table:table-cell office:value-type="string">
                <text:p>Average Content Size</text:p>
                <draw:g>
                  <svg:desc>planilhas_wordpress_1_instancias.N34:planilhas_wordpress_1_instancias.N34</svg:desc>
                </draw:g>
              </table:table-cell>
              <table:table-cell office:value-type="string">
                <text:p>Requests/s</text:p>
                <draw:g>
                  <svg:desc>planilhas_wordpress_1_instancias.O34:planilhas_wordpress_1_instancias.O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planilhas_wordpress_1_instancias.G35:planilhas_wordpress_1_instancias.G37</svg:desc>
                </draw:g>
              </table:table-cell>
              <table:table-cell office:value-type="float" office:value="121">
                <text:p>121</text:p>
                <draw:g>
                  <svg:desc>planilhas_wordpress_1_instancias.H35:planilhas_wordpress_1_instancias.H37</svg:desc>
                </draw:g>
              </table:table-cell>
              <table:table-cell office:value-type="float" office:value="0">
                <text:p>0</text:p>
                <draw:g>
                  <svg:desc>planilhas_wordpress_1_instancias.I35:planilhas_wordpress_1_instancias.I37</svg:desc>
                </draw:g>
              </table:table-cell>
              <table:table-cell office:value-type="float" office:value="160">
                <text:p>160</text:p>
                <draw:g>
                  <svg:desc>planilhas_wordpress_1_instancias.J35:planilhas_wordpress_1_instancias.J37</svg:desc>
                </draw:g>
              </table:table-cell>
              <table:table-cell office:value-type="float" office:value="169.66585333068">
                <text:p>169.66585333068</text:p>
                <draw:g>
                  <svg:desc>planilhas_wordpress_1_instancias.K35:planilhas_wordpress_1_instancias.K37</svg:desc>
                </draw:g>
              </table:table-cell>
              <table:table-cell office:value-type="float" office:value="111.784876004094">
                <text:p>111.784876004094</text:p>
                <draw:g>
                  <svg:desc>planilhas_wordpress_1_instancias.L35:planilhas_wordpress_1_instancias.L37</svg:desc>
                </draw:g>
              </table:table-cell>
              <table:table-cell office:value-type="float" office:value="456.877181000891">
                <text:p>456.877181000891</text:p>
                <draw:g>
                  <svg:desc>planilhas_wordpress_1_instancias.M35:planilhas_wordpress_1_instancias.M37</svg:desc>
                </draw:g>
              </table:table-cell>
              <table:table-cell office:value-type="float" office:value="470281">
                <text:p>470281</text:p>
                <draw:g>
                  <svg:desc>planilhas_wordpress_1_instancias.N35:planilhas_wordpress_1_instancias.N37</svg:desc>
                </draw:g>
              </table:table-cell>
              <table:table-cell office:value-type="float" office:value="1.22938052371491">
                <text:p>1.22938052371491</text:p>
                <draw:g>
                  <svg:desc>planilhas_wordpress_1_instancias.O35:planilhas_wordpress_1_instancias.O37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850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1600">
                <text:p>1600</text:p>
              </table:table-cell>
              <table:table-cell office:value-type="float" office:value="1955.26568054461">
                <text:p>1955.26568054461</text:p>
              </table:table-cell>
              <table:table-cell office:value-type="float" office:value="148.981163991266">
                <text:p>148.981163991266</text:p>
              </table:table-cell>
              <table:table-cell office:value-type="float" office:value="8564.59286499012">
                <text:p>8564.59286499012</text:p>
              </table:table-cell>
              <table:table-cell office:value-type="float" office:value="470281">
                <text:p>470281</text:p>
              </table:table-cell>
              <table:table-cell office:value-type="float" office:value="8.72316493818737">
                <text:p>8.72316493818737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854">
                <text:p>1854</text:p>
              </table:table-cell>
              <table:table-cell office:value-type="float" office:value="884">
                <text:p>884</text:p>
              </table:table-cell>
              <table:table-cell office:value-type="float" office:value="26000">
                <text:p>26000</text:p>
              </table:table-cell>
              <table:table-cell office:value-type="float" office:value="20715.1513681741">
                <text:p>20715.1513681741</text:p>
              </table:table-cell>
              <table:table-cell office:value-type="float" office:value="1.9532949954737">
                <text:p>1.9532949954737</text:p>
              </table:table-cell>
              <table:table-cell office:value-type="float" office:value="133485.096988006">
                <text:p>133485.096988006</text:p>
              </table:table-cell>
              <table:table-cell office:value-type="float" office:value="246105.754045307">
                <text:p>246105.754045307</text:p>
              </table:table-cell>
              <table:table-cell office:value-type="float" office:value="13.6475209699825">
                <text:p>13.64752096998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1.688cm" svg:y="0.794cm" chart:style-name="ch2">
          <text:p>get image 1mb</text:p>
        </chart:title>
        <chart:legend chart:legend-position="end" svg:x="11.461cm" svg:y="2.458cm" style:legend-expansion="high" chart:style-name="ch3"/>
        <chart:plot-area chart:style-name="ch4" table:cell-range-address="planilhas_wordpress_1_instancias.G42:planilhas_wordpress_1_instancias.O44 planilhas_wordpress_1_instancias.H41:planilhas_wordpress_1_instancias.O41" chart:data-source-has-labels="both" svg:x="0.32cm" svg:y="1.275cm" svg:width="10.821cm" svg:height="7.5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682cm" svg:y="1.354cm" svg:width="9.459cm" svg:height="6.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planilhas_wordpress_1_instancias.G42:planilhas_wordpress_1_instancias.G44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planilhas_wordpress_1_instancias.H42:planilhas_wordpress_1_instancias.H44" chart:label-cell-address="planilhas_wordpress_1_instancias.H41:planilhas_wordpress_1_instancias.H41" chart:class="chart:bar">
            <chart:data-point chart:repeated="3"/>
          </chart:series>
          <chart:series chart:style-name="ch9" chart:values-cell-range-address="planilhas_wordpress_1_instancias.I42:planilhas_wordpress_1_instancias.I44" chart:label-cell-address="planilhas_wordpress_1_instancias.I41:planilhas_wordpress_1_instancias.I41" chart:class="chart:bar">
            <chart:data-point chart:repeated="3"/>
          </chart:series>
          <chart:series chart:style-name="ch10" chart:values-cell-range-address="planilhas_wordpress_1_instancias.J42:planilhas_wordpress_1_instancias.J44" chart:label-cell-address="planilhas_wordpress_1_instancias.J41:planilhas_wordpress_1_instancias.J41" chart:class="chart:bar">
            <chart:data-point chart:repeated="3"/>
          </chart:series>
          <chart:series chart:style-name="ch11" chart:values-cell-range-address="planilhas_wordpress_1_instancias.K42:planilhas_wordpress_1_instancias.K44" chart:label-cell-address="planilhas_wordpress_1_instancias.K41:planilhas_wordpress_1_instancias.K41" chart:class="chart:bar">
            <chart:data-point chart:repeated="3"/>
          </chart:series>
          <chart:series chart:style-name="ch12" chart:values-cell-range-address="planilhas_wordpress_1_instancias.L42:planilhas_wordpress_1_instancias.L44" chart:label-cell-address="planilhas_wordpress_1_instancias.L41:planilhas_wordpress_1_instancias.L41" chart:class="chart:bar">
            <chart:data-point chart:repeated="3"/>
          </chart:series>
          <chart:series chart:style-name="ch13" chart:values-cell-range-address="planilhas_wordpress_1_instancias.M42:planilhas_wordpress_1_instancias.M44" chart:label-cell-address="planilhas_wordpress_1_instancias.M41:planilhas_wordpress_1_instancias.M41" chart:class="chart:bar">
            <chart:data-point chart:repeated="3"/>
          </chart:series>
          <chart:series chart:style-name="ch14" chart:values-cell-range-address="planilhas_wordpress_1_instancias.N42:planilhas_wordpress_1_instancias.N44" chart:label-cell-address="planilhas_wordpress_1_instancias.N41:planilhas_wordpress_1_instancias.N41" chart:class="chart:bar">
            <chart:data-point chart:repeated="3"/>
          </chart:series>
          <chart:series chart:style-name="ch15" chart:values-cell-range-address="planilhas_wordpress_1_instancias.O42:planilhas_wordpress_1_instancias.O44" chart:label-cell-address="planilhas_wordpress_1_instancias.O41:planilhas_wordpress_1_instancias.O41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planilhas_wordpress_1_instancias.H41:planilhas_wordpress_1_instancias.H41</svg:desc>
                </draw:g>
              </table:table-cell>
              <table:table-cell office:value-type="string">
                <text:p>Failure Count</text:p>
                <draw:g>
                  <svg:desc>planilhas_wordpress_1_instancias.I41:planilhas_wordpress_1_instancias.I41</svg:desc>
                </draw:g>
              </table:table-cell>
              <table:table-cell office:value-type="string">
                <text:p>Median Response Time</text:p>
                <draw:g>
                  <svg:desc>planilhas_wordpress_1_instancias.J41:planilhas_wordpress_1_instancias.J41</svg:desc>
                </draw:g>
              </table:table-cell>
              <table:table-cell office:value-type="string">
                <text:p>Average Response Time</text:p>
                <draw:g>
                  <svg:desc>planilhas_wordpress_1_instancias.K41:planilhas_wordpress_1_instancias.K41</svg:desc>
                </draw:g>
              </table:table-cell>
              <table:table-cell office:value-type="string">
                <text:p>Min Response Time</text:p>
                <draw:g>
                  <svg:desc>planilhas_wordpress_1_instancias.L41:planilhas_wordpress_1_instancias.L41</svg:desc>
                </draw:g>
              </table:table-cell>
              <table:table-cell office:value-type="string">
                <text:p>Max Response Time</text:p>
                <draw:g>
                  <svg:desc>planilhas_wordpress_1_instancias.M41:planilhas_wordpress_1_instancias.M41</svg:desc>
                </draw:g>
              </table:table-cell>
              <table:table-cell office:value-type="string">
                <text:p>Average Content Size</text:p>
                <draw:g>
                  <svg:desc>planilhas_wordpress_1_instancias.N41:planilhas_wordpress_1_instancias.N41</svg:desc>
                </draw:g>
              </table:table-cell>
              <table:table-cell office:value-type="string">
                <text:p>Requests/s</text:p>
                <draw:g>
                  <svg:desc>planilhas_wordpress_1_instancias.O41:planilhas_wordpress_1_instancias.O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planilhas_wordpress_1_instancias.G42:planilhas_wordpress_1_instancias.G44</svg:desc>
                </draw:g>
              </table:table-cell>
              <table:table-cell office:value-type="float" office:value="60">
                <text:p>60</text:p>
                <draw:g>
                  <svg:desc>planilhas_wordpress_1_instancias.H42:planilhas_wordpress_1_instancias.H44</svg:desc>
                </draw:g>
              </table:table-cell>
              <table:table-cell office:value-type="float" office:value="0">
                <text:p>0</text:p>
                <draw:g>
                  <svg:desc>planilhas_wordpress_1_instancias.I42:planilhas_wordpress_1_instancias.I44</svg:desc>
                </draw:g>
              </table:table-cell>
              <table:table-cell office:value-type="float" office:value="130">
                <text:p>130</text:p>
                <draw:g>
                  <svg:desc>planilhas_wordpress_1_instancias.J42:planilhas_wordpress_1_instancias.J44</svg:desc>
                </draw:g>
              </table:table-cell>
              <table:table-cell office:value-type="float" office:value="145.89982560016">
                <text:p>145.89982560016</text:p>
                <draw:g>
                  <svg:desc>planilhas_wordpress_1_instancias.K42:planilhas_wordpress_1_instancias.K44</svg:desc>
                </draw:g>
              </table:table-cell>
              <table:table-cell office:value-type="float" office:value="94.9189230013872">
                <text:p>94.9189230013872</text:p>
                <draw:g>
                  <svg:desc>planilhas_wordpress_1_instancias.L42:planilhas_wordpress_1_instancias.L44</svg:desc>
                </draw:g>
              </table:table-cell>
              <table:table-cell office:value-type="float" office:value="435.954631000641">
                <text:p>435.954631000641</text:p>
                <draw:g>
                  <svg:desc>planilhas_wordpress_1_instancias.M42:planilhas_wordpress_1_instancias.M44</svg:desc>
                </draw:g>
              </table:table-cell>
              <table:table-cell office:value-type="float" office:value="60533">
                <text:p>60533</text:p>
                <draw:g>
                  <svg:desc>planilhas_wordpress_1_instancias.N42:planilhas_wordpress_1_instancias.N44</svg:desc>
                </draw:g>
              </table:table-cell>
              <table:table-cell office:value-type="float" office:value="0.609610177048714">
                <text:p>0.609610177048714</text:p>
                <draw:g>
                  <svg:desc>planilhas_wordpress_1_instancias.O42:planilhas_wordpress_1_instancias.O44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411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1200">
                <text:p>1200</text:p>
              </table:table-cell>
              <table:table-cell office:value-type="float" office:value="1433.70900756688">
                <text:p>1433.70900756688</text:p>
              </table:table-cell>
              <table:table-cell office:value-type="float" office:value="122.241815013695">
                <text:p>122.241815013695</text:p>
              </table:table-cell>
              <table:table-cell office:value-type="float" office:value="8432.56109699723">
                <text:p>8432.56109699723</text:p>
              </table:table-cell>
              <table:table-cell office:value-type="float" office:value="60533">
                <text:p>60533</text:p>
              </table:table-cell>
              <table:table-cell office:value-type="float" office:value="4.21790681128824">
                <text:p>4.21790681128824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926">
                <text:p>926</text:p>
              </table:table-cell>
              <table:table-cell office:value-type="float" office:value="417">
                <text:p>417</text:p>
              </table:table-cell>
              <table:table-cell office:value-type="float" office:value="26000">
                <text:p>26000</text:p>
              </table:table-cell>
              <table:table-cell office:value-type="float" office:value="20421.2690261296">
                <text:p>20421.2690261296</text:p>
              </table:table-cell>
              <table:table-cell office:value-type="float" office:value="2.01622500026133">
                <text:p>2.01622500026133</text:p>
              </table:table-cell>
              <table:table-cell office:value-type="float" office:value="133648.785881">
                <text:p>133648.785881</text:p>
              </table:table-cell>
              <table:table-cell office:value-type="float" office:value="33324.0777537797">
                <text:p>33324.0777537797</text:p>
              </table:table-cell>
              <table:table-cell office:value-type="float" office:value="6.81639936256949">
                <text:p>6.8163993625694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11.542cm" svg:y="0.821cm" chart:style-name="ch2">
          <text:p>get image 300kb</text:p>
        </chart:title>
        <chart:legend chart:legend-position="end" svg:x="11.459cm" svg:y="2.461cm" style:legend-expansion="high" chart:style-name="ch3"/>
        <chart:plot-area chart:style-name="ch4" table:cell-range-address="planilhas_wordpress_1_instancias.G48:planilhas_wordpress_1_instancias.O50 planilhas_wordpress_1_instancias.H47:planilhas_wordpress_1_instancias.O47" chart:data-source-has-labels="both" svg:x="0.319cm" svg:y="1.275cm" svg:width="10.821cm" svg:height="7.55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794cm" svg:y="1.344cm" svg:width="9.233cm" svg:height="6.83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planilhas_wordpress_1_instancias.G48:planilhas_wordpress_1_instancias.G50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planilhas_wordpress_1_instancias.H48:planilhas_wordpress_1_instancias.H50" chart:label-cell-address="planilhas_wordpress_1_instancias.H47:planilhas_wordpress_1_instancias.H47" chart:class="chart:bar">
            <chart:data-point chart:repeated="3"/>
          </chart:series>
          <chart:series chart:style-name="ch9" chart:values-cell-range-address="planilhas_wordpress_1_instancias.I48:planilhas_wordpress_1_instancias.I50" chart:label-cell-address="planilhas_wordpress_1_instancias.I47:planilhas_wordpress_1_instancias.I47" chart:class="chart:bar">
            <chart:data-point chart:repeated="3"/>
          </chart:series>
          <chart:series chart:style-name="ch10" chart:values-cell-range-address="planilhas_wordpress_1_instancias.J48:planilhas_wordpress_1_instancias.J50" chart:label-cell-address="planilhas_wordpress_1_instancias.J47:planilhas_wordpress_1_instancias.J47" chart:class="chart:bar">
            <chart:data-point chart:repeated="3"/>
          </chart:series>
          <chart:series chart:style-name="ch11" chart:values-cell-range-address="planilhas_wordpress_1_instancias.K48:planilhas_wordpress_1_instancias.K50" chart:label-cell-address="planilhas_wordpress_1_instancias.K47:planilhas_wordpress_1_instancias.K47" chart:class="chart:bar">
            <chart:data-point chart:repeated="3"/>
          </chart:series>
          <chart:series chart:style-name="ch12" chart:values-cell-range-address="planilhas_wordpress_1_instancias.L48:planilhas_wordpress_1_instancias.L50" chart:label-cell-address="planilhas_wordpress_1_instancias.L47:planilhas_wordpress_1_instancias.L47" chart:class="chart:bar">
            <chart:data-point chart:repeated="3"/>
          </chart:series>
          <chart:series chart:style-name="ch13" chart:values-cell-range-address="planilhas_wordpress_1_instancias.M48:planilhas_wordpress_1_instancias.M50" chart:label-cell-address="planilhas_wordpress_1_instancias.M47:planilhas_wordpress_1_instancias.M47" chart:class="chart:bar">
            <chart:data-point chart:repeated="3"/>
          </chart:series>
          <chart:series chart:style-name="ch14" chart:values-cell-range-address="planilhas_wordpress_1_instancias.N48:planilhas_wordpress_1_instancias.N50" chart:label-cell-address="planilhas_wordpress_1_instancias.N47:planilhas_wordpress_1_instancias.N47" chart:class="chart:bar">
            <chart:data-point chart:repeated="3"/>
          </chart:series>
          <chart:series chart:style-name="ch15" chart:values-cell-range-address="planilhas_wordpress_1_instancias.O48:planilhas_wordpress_1_instancias.O50" chart:label-cell-address="planilhas_wordpress_1_instancias.O47:planilhas_wordpress_1_instancias.O47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planilhas_wordpress_1_instancias.H47:planilhas_wordpress_1_instancias.H47</svg:desc>
                </draw:g>
              </table:table-cell>
              <table:table-cell office:value-type="string">
                <text:p>Failure Count</text:p>
                <draw:g>
                  <svg:desc>planilhas_wordpress_1_instancias.I47:planilhas_wordpress_1_instancias.I47</svg:desc>
                </draw:g>
              </table:table-cell>
              <table:table-cell office:value-type="string">
                <text:p>Median Response Time</text:p>
                <draw:g>
                  <svg:desc>planilhas_wordpress_1_instancias.J47:planilhas_wordpress_1_instancias.J47</svg:desc>
                </draw:g>
              </table:table-cell>
              <table:table-cell office:value-type="string">
                <text:p>Average Response Time</text:p>
                <draw:g>
                  <svg:desc>planilhas_wordpress_1_instancias.K47:planilhas_wordpress_1_instancias.K47</svg:desc>
                </draw:g>
              </table:table-cell>
              <table:table-cell office:value-type="string">
                <text:p>Min Response Time</text:p>
                <draw:g>
                  <svg:desc>planilhas_wordpress_1_instancias.L47:planilhas_wordpress_1_instancias.L47</svg:desc>
                </draw:g>
              </table:table-cell>
              <table:table-cell office:value-type="string">
                <text:p>Max Response Time</text:p>
                <draw:g>
                  <svg:desc>planilhas_wordpress_1_instancias.M47:planilhas_wordpress_1_instancias.M47</svg:desc>
                </draw:g>
              </table:table-cell>
              <table:table-cell office:value-type="string">
                <text:p>Average Content Size</text:p>
                <draw:g>
                  <svg:desc>planilhas_wordpress_1_instancias.N47:planilhas_wordpress_1_instancias.N47</svg:desc>
                </draw:g>
              </table:table-cell>
              <table:table-cell office:value-type="string">
                <text:p>Requests/s</text:p>
                <draw:g>
                  <svg:desc>planilhas_wordpress_1_instancias.O47:planilhas_wordpress_1_instancias.O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planilhas_wordpress_1_instancias.G48:planilhas_wordpress_1_instancias.G50</svg:desc>
                </draw:g>
              </table:table-cell>
              <table:table-cell office:value-type="float" office:value="101">
                <text:p>101</text:p>
                <draw:g>
                  <svg:desc>planilhas_wordpress_1_instancias.H48:planilhas_wordpress_1_instancias.H50</svg:desc>
                </draw:g>
              </table:table-cell>
              <table:table-cell office:value-type="float" office:value="0">
                <text:p>0</text:p>
                <draw:g>
                  <svg:desc>planilhas_wordpress_1_instancias.I48:planilhas_wordpress_1_instancias.I50</svg:desc>
                </draw:g>
              </table:table-cell>
              <table:table-cell office:value-type="float" office:value="120">
                <text:p>120</text:p>
                <draw:g>
                  <svg:desc>planilhas_wordpress_1_instancias.J48:planilhas_wordpress_1_instancias.J50</svg:desc>
                </draw:g>
              </table:table-cell>
              <table:table-cell office:value-type="float" office:value="126.338997138416">
                <text:p>126.338997138416</text:p>
                <draw:g>
                  <svg:desc>planilhas_wordpress_1_instancias.K48:planilhas_wordpress_1_instancias.K50</svg:desc>
                </draw:g>
              </table:table-cell>
              <table:table-cell office:value-type="float" office:value="89.9668619967997">
                <text:p>89.9668619967997</text:p>
                <draw:g>
                  <svg:desc>planilhas_wordpress_1_instancias.L48:planilhas_wordpress_1_instancias.L50</svg:desc>
                </draw:g>
              </table:table-cell>
              <table:table-cell office:value-type="float" office:value="190.98311199923">
                <text:p>190.98311199923</text:p>
                <draw:g>
                  <svg:desc>planilhas_wordpress_1_instancias.M48:planilhas_wordpress_1_instancias.M50</svg:desc>
                </draw:g>
              </table:table-cell>
              <table:table-cell office:value-type="float" office:value="60464">
                <text:p>60464</text:p>
                <draw:g>
                  <svg:desc>planilhas_wordpress_1_instancias.N48:planilhas_wordpress_1_instancias.N50</svg:desc>
                </draw:g>
              </table:table-cell>
              <table:table-cell office:value-type="float" office:value="1.02617713136534">
                <text:p>1.02617713136534</text:p>
                <draw:g>
                  <svg:desc>planilhas_wordpress_1_instancias.O48:planilhas_wordpress_1_instancias.O50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601">
                <text:p>601</text:p>
              </table:table-cell>
              <table:table-cell office:value-type="float" office:value="0">
                <text:p>0</text:p>
              </table:table-cell>
              <table:table-cell office:value-type="float" office:value="1200">
                <text:p>1200</text:p>
              </table:table-cell>
              <table:table-cell office:value-type="float" office:value="1541.18940396166">
                <text:p>1541.18940396166</text:p>
              </table:table-cell>
              <table:table-cell office:value-type="float" office:value="122.090732009383">
                <text:p>122.090732009383</text:p>
              </table:table-cell>
              <table:table-cell office:value-type="float" office:value="8521.46276499843">
                <text:p>8521.46276499843</text:p>
              </table:table-cell>
              <table:table-cell office:value-type="float" office:value="60464">
                <text:p>60464</text:p>
              </table:table-cell>
              <table:table-cell office:value-type="float" office:value="6.16779073864777">
                <text:p>6.16779073864777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430">
                <text:p>1430</text:p>
              </table:table-cell>
              <table:table-cell office:value-type="float" office:value="641">
                <text:p>641</text:p>
              </table:table-cell>
              <table:table-cell office:value-type="float" office:value="26000">
                <text:p>26000</text:p>
              </table:table-cell>
              <table:table-cell office:value-type="float" office:value="20449.8717703065">
                <text:p>20449.8717703065</text:p>
              </table:table-cell>
              <table:table-cell office:value-type="float" office:value="1.875519999885">
                <text:p>1.875519999885</text:p>
              </table:table-cell>
              <table:table-cell office:value-type="float" office:value="133331.640397009">
                <text:p>133331.640397009</text:p>
              </table:table-cell>
              <table:table-cell office:value-type="float" office:value="33413.7433566434">
                <text:p>33413.7433566434</text:p>
              </table:table-cell>
              <table:table-cell office:value-type="float" office:value="10.5264050631473">
                <text:p>10.526405063147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